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Monaco" fo:font-size="9pt" style:font-name-asian="Monaco" style:font-size-asian="9pt" style:font-name-complex="Monaco" style:font-size-complex="9pt"/>
    </style:style>
    <style:style style:name="P2" style:family="paragraph" style:parent-style-name="Standard">
      <style:paragraph-properties fo:margin-left="0in" fo:margin-right="0in" fo:text-align="end" style:justify-single-word="false" fo:text-indent="0in" style:auto-text-indent="false" style:text-autospace="none"/>
      <style:text-properties style:use-window-font-color="true" style:font-name="Monaco" fo:font-size="9pt" style:text-underline-style="none" style:font-name-asian="Monaco" style:font-size-asian="9pt" style:font-name-complex="Monaco" style:font-size-complex="9pt"/>
    </style:style>
    <style:style style:name="P3" style:family="paragraph" style:parent-style-name="Standard">
      <style:paragraph-properties fo:margin-left="0in" fo:margin-right="0in" fo:text-align="end" style:justify-single-word="false" fo:text-indent="0in" style:auto-text-indent="false" style:text-autospace="none"/>
      <style:text-properties style:use-window-font-color="true" style:font-name="Monaco" fo:font-size="9pt" style:text-underline-style="none" style:font-name-asian="Monaco" style:font-size-asian="9pt" style:font-name-complex="Monaco" style:font-size-complex="9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Monaco" fo:font-size="9pt" style:font-name-asian="Monaco" style:font-size-asian="9pt" style:font-name-complex="Monaco" style:font-size-complex="9pt"/>
    </style:style>
    <style:style style:name="P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Monaco" fo:font-size="9pt" style:font-name-asian="Monaco" style:font-size-asian="9pt" style:font-name-complex="Monaco" style:font-size-complex="9pt"/>
    </style:style>
    <style:style style:name="P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11pt" style:font-name-asian="Monaco" style:font-size-asian="11pt" style:font-name-complex="Monaco" style:font-size-complex="11pt"/>
    </style:style>
    <style:style style:name="P7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9pt" style:font-name-asian="Monaco" style:font-size-asian="9pt" style:font-name-complex="Monaco" style:font-size-complex="9pt"/>
    </style:style>
    <style:style style:name="P8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9pt" style:font-name-asian="Monaco" style:font-size-asian="9pt" style:font-name-complex="Monaco" style:font-size-complex="9pt"/>
    </style:style>
    <style:style style:name="T1" style:family="text">
      <style:text-properties fo:color="#000000"/>
    </style:style>
    <style:style style:name="T2" style:family="text">
      <style:text-properties fo:color="#00c87d"/>
    </style:style>
    <style:style style:name="T3" style:family="text">
      <style:text-properties fo:color="#00c87d" fo:font-weight="bold" style:font-weight-asian="bold" style:font-weight-complex="bold"/>
    </style:style>
    <style:style style:name="T4" style:family="text">
      <style:text-properties fo:color="#00c87d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style:font-name="Monaco" style:font-name-asian="Monaco" style:font-name-complex="Monaco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fo:font-size="9pt" style:font-size-asian="9pt" style:font-size-complex="9pt"/>
    </style:style>
    <style:style style:name="T12" style:family="text">
      <style:text-properties style:use-window-font-color="true" style:font-name="Monaco" fo:font-size="9pt" style:font-name-asian="Monaco" style:font-size-asian="9pt" style:font-name-complex="Monaco" style:font-size-complex="9pt"/>
    </style:style>
    <style:style style:name="T13" style:family="text">
      <style:text-properties style:use-window-font-color="true" style:font-name="Monaco" fo:font-size="9pt" style:text-underline-style="none" style:font-name-asian="Monaco" style:font-size-asian="9pt" style:font-name-complex="Monaco" style:font-size-complex="9pt"/>
    </style:style>
    <style:style style:name="T14" style:family="text">
      <style:text-properties style:use-window-font-color="true" style:font-name="Monaco" style:font-name-asian="Monaco" style:font-name-complex="Monaco"/>
    </style:style>
    <style:style style:name="T15" style:family="text">
      <style:text-properties style:use-window-font-color="true" style:font-name="Monaco" style:text-underline-style="none" style:font-name-asian="Monaco" style:font-name-complex="Monac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 * Network Simulator v1.0 * --</text:p>
      <text:p text:style-name="P5">Enter number of messages to simulate (&gt; 0): [10] <text:span text:style-name="T6">75</text:span></text:p>
      <text:p text:style-name="P5">Enter packet loss probability (0.0 for no loss): [0.0] <text:span text:style-name="T6">0.2</text:span></text:p>
      <text:p text:style-name="P5">Enter packet corruption probability (0.0 for no corruption): [0.0] <text:span text:style-name="T6">0.2</text:span></text:p>
      <text:p text:style-name="P5">Enter average time between messages from sender's layer 5 (&gt; 0.0): [1000] <text:span text:style-name="T6">10</text:span></text:p>
      <text:p text:style-name="P5">Enter window size (&gt; 0): [8] <text:span text:style-name="T6">8</text:span></text:p>
      <text:p text:style-name="P5">Enter retransmission timeout (&gt;0.0) [15.0] <text:span text:style-name="T6">20.0</text:span></text:p>
      <text:p text:style-name="P5">Enter trace level (&gt;= 0): [0] <text:span text:style-name="T6">2</text:span></text:p>
      <text:p text:style-name="P5">Enter random seed: [0] <text:span text:style-name="T6">2233</text:span></text:p>
      <text:p text:style-name="P5"/>
      <text:p text:style-name="P5">EVENT time: 9.181188390758996 <text:s/>type: 1 <text:s/>entity: 0</text:p>
      <text:p text:style-name="P5">toLayer3: packet being corrupted</text:p>
      <text:p text:style-name="P5">Sending packet to B:seqnum: 0 <text:s/>acknum: 0 <text:s/>checksum: 1940 <text:s/>payload: aaaaaaaaaaaaaaaaaaaa</text:p>
      <text:p text:style-name="P5"/>
      <text:p text:style-name="P5">EVENT time: 11.710562456129644 <text:s/>type: 1 <text:s/>entity: 0</text:p>
      <text:p text:style-name="P5">Sending packet to B:seqnum: 1 <text:s/>acknum: 0 <text:s/>checksum: 1961 <text:s/>payload: bbbbbbbbbbbbbbbbbbbb</text:p>
      <text:p text:style-name="P5"/>
      <text:p text:style-name="P5">EVENT time: 14.562120426038392 <text:s/>type: 2 <text:s/>entity: 1</text:p>
      <text:p text:style-name="P5">B received corrupted packet - ignoring data</text:p>
      <text:p text:style-name="P5"/>
      <text:p text:style-name="P5">EVENT time: 17.07113864558855 <text:s/>type: 2 <text:s/>entity: 1</text:p>
      <text:p text:style-name="P5">B received a packet out of order - ignoring data. Expecting #0 received #1</text:p>
      <text:p text:style-name="P5"/>
      <text:p text:style-name="P5">EVENT time: 29.176305429242838 <text:s/>type: 1 <text:s/>entity: 0</text:p>
      <text:p text:style-name="P5">Sending packet to B:seqnum: 2 <text:s/>acknum: 0 <text:s/>checksum: 1982 <text:s/>payload: cccccccccccccccccccc</text:p>
      <text:p text:style-name="P5"/>
      <text:p text:style-name="P5">EVENT time: 29.181188390758997 <text:s/>type: 0 <text:s/>entity: 0</text:p>
      <text:p text:style-name="P5"/>
      <text:p text:style-name="P5">Timer interrupt! Resending window</text:p>
      <text:p text:style-name="P5">Resending packet to B:seqnum: 0 <text:s/>acknum: 0 <text:s/>checksum: 1940 <text:s/>payload: aaaaaaaaaaaaaaaaaaaa</text:p>
      <text:p text:style-name="P5">Resending packet to B:seqnum: 1 <text:s/>acknum: 0 <text:s/>checksum: 1961 <text:s/>payload: bbbbbbbbbbbbbbbbbbbb</text:p>
      <text:p text:style-name="P5">toLayer3: packet being lost</text:p>
      <text:p text:style-name="P5">Resending packet to B:seqnum: 2 <text:s/>acknum: 0 <text:s/>checksum: 1982 <text:s/>payload: cccccccccccccccccccc</text:p>
      <text:p text:style-name="P5"/>
      <text:p text:style-name="P5">EVENT time: 31.21677297280801 <text:s/>type: 1 <text:s/>entity: 0</text:p>
      <text:p text:style-name="P5">Sending packet to B:seqnum: 3 <text:s/>acknum: 0 <text:s/>checksum: 2003 <text:s/>payload: dddddddddddddddddddd</text:p>
      <text:p text:style-name="P5"/>
      <text:p text:style-name="P5">EVENT time: 38.104831080050054 <text:s/>type: 2 <text:s/>entity: 1</text:p>
      <text:p text:style-name="P5">B received a packet out of order - ignoring data. Expecting #0 received #2</text:p>
      <text:p text:style-name="P5"/>
      <text:p text:style-name="P5">EVENT time: 46.13483077486496 <text:s/>type: 1 <text:s/>entity: 0</text:p>
      <text:p text:style-name="P5">Sending packet to B:seqnum: 4 <text:s/>acknum: 0 <text:s/>checksum: 2024 <text:s/>payload: eeeeeeeeeeeeeeeeeeee</text:p>
      <text:p text:style-name="P5"/>
      <text:p text:style-name="P5">EVENT time: 46.49555955687124 <text:s/>type: 2 <text:s/>entity: 1</text:p>
      <text:p text:style-name="P5">Sending ACK for packet #0</text:p>
      <text:p text:style-name="P5"/>
      <text:p text:style-name="P5">EVENT time: 48.84252449110385 <text:s/>type: 2 <text:s/>entity: 0</text:p>
      <text:p text:style-name="P5">A received ACK for packet #0</text:p>
      <text:p text:style-name="P5"/>
      <text:p text:style-name="P5">EVENT time: 51.344187749870294 <text:s/>type: 2 <text:s/>entity: 1</text:p>
      <text:p text:style-name="P5">Sending ACK for packet #1</text:p>
      <text:p text:style-name="P5"/>
      <text:p text:style-name="P5">EVENT time: 55.4017761772515 <text:s/>type: 2 <text:s/>entity: 0</text:p>
      <text:p text:style-name="P5">A received ACK for packet #1</text:p>
      <text:p text:style-name="P5"/>
      <text:p text:style-name="P5">EVENT time: 55.99475081637013 <text:s/>type: 1 <text:s/>entity: 0</text:p>
      <text:p text:style-name="P5"><text:soft-page-break/>Sending packet to B:seqnum: 5 <text:s/>acknum: 0 <text:s/>checksum: 2045 <text:s/>payload: ffffffffffffffffffff</text:p>
      <text:p text:style-name="P5"/>
      <text:p text:style-name="P5">EVENT time: 58.93307290871914 <text:s/>type: 1 <text:s/>entity: 0</text:p>
      <text:p text:style-name="P5">Sending packet to B:seqnum: 6 <text:s/>acknum: 0 <text:s/>checksum: 2066 <text:s/>payload: gggggggggggggggggggg</text:p>
      <text:p text:style-name="P5"/>
      <text:p text:style-name="P5">EVENT time: 59.57423627430036 <text:s/>type: 2 <text:s/>entity: 1</text:p>
      <text:p text:style-name="P5">B received a packet out of order - ignoring data. Expecting #2 received #3</text:p>
      <text:p text:style-name="P5"/>
      <text:p text:style-name="P5">EVENT time: 65.72286141544846 <text:s/>type: 2 <text:s/>entity: 1</text:p>
      <text:p text:style-name="P5">B received a packet out of order - ignoring data. Expecting #2 received #4</text:p>
      <text:p text:style-name="P5"/>
      <text:p text:style-name="P5">EVENT time: 69.92410046693318 <text:s/>type: 2 <text:s/>entity: 1</text:p>
      <text:p text:style-name="P5">B received a packet out of order - ignoring data. Expecting #2 received #5</text:p>
      <text:p text:style-name="P5"/>
      <text:p text:style-name="P5">EVENT time: 75.40177617725149 <text:s/>type: 0 <text:s/>entity: 0</text:p>
      <text:p text:style-name="P5"/>
      <text:p text:style-name="P5">Timer interrupt! Resending window</text:p>
      <text:p text:style-name="P5">toLayer3: packet being corrupted</text:p>
      <text:p text:style-name="P5">Resending packet to B:seqnum: 2 <text:s/>acknum: 0 <text:s/>checksum: 1982 <text:s/>payload: cccccccccccccccccccc</text:p>
      <text:p text:style-name="P5">Resending packet to B:seqnum: 3 <text:s/>acknum: 0 <text:s/>checksum: 2003 <text:s/>payload: dddddddddddddddddddd</text:p>
      <text:p text:style-name="P5">Resending packet to B:seqnum: 4 <text:s/>acknum: 0 <text:s/>checksum: 2024 <text:s/>payload: eeeeeeeeeeeeeeeeeeee</text:p>
      <text:p text:style-name="P5">Resending packet to B:seqnum: 5 <text:s/>acknum: 0 <text:s/>checksum: 2045 <text:s/>payload: ffffffffffffffffffff</text:p>
      <text:p text:style-name="P5">Resending packet to B:seqnum: 6 <text:s/>acknum: 0 <text:s/>checksum: 2066 <text:s/>payload: gggggggggggggggggggg</text:p>
      <text:p text:style-name="P5"/>
      <text:p text:style-name="P5">EVENT time: 76.24109622486037 <text:s/>type: 2 <text:s/>entity: 1</text:p>
      <text:p text:style-name="P5">B received a packet out of order - ignoring data. Expecting #2 received #6</text:p>
      <text:p text:style-name="P5"/>
      <text:p text:style-name="P5">EVENT time: 76.96890163884396 <text:s/>type: 1 <text:s/>entity: 0</text:p>
      <text:p text:style-name="P5">Sending packet to B:seqnum: 7 <text:s/>acknum: 0 <text:s/>checksum: 2087 <text:s/>payload: hhhhhhhhhhhhhhhhhhhh</text:p>
      <text:p text:style-name="P5"/>
      <text:p text:style-name="P5">EVENT time: 78.77010406811732 <text:s/>type: 1 <text:s/>entity: 0</text:p>
      <text:p text:style-name="P5">toLayer3: packet being lost</text:p>
      <text:p text:style-name="P5">Sending packet to B:seqnum: 8 <text:s/>acknum: 0 <text:s/>checksum: 2108 <text:s/>payload: iiiiiiiiiiiiiiiiiiii</text:p>
      <text:p text:style-name="P5"/>
      <text:p text:style-name="P5">EVENT time: 81.78133487960447 <text:s/>type: 2 <text:s/>entity: 1</text:p>
      <text:p text:style-name="P5">B received corrupted packet - ignoring data</text:p>
      <text:p text:style-name="P5"/>
      <text:p text:style-name="P5">EVENT time: 89.47166356395152 <text:s/>type: 2 <text:s/>entity: 1</text:p>
      <text:p text:style-name="P5">B received a packet out of order - ignoring data. Expecting #2 received #3</text:p>
      <text:p text:style-name="P5"/>
      <text:p text:style-name="P5">EVENT time: 91.16245002594074 <text:s/>type: 1 <text:s/>entity: 0</text:p>
      <text:p text:style-name="P5">Sending packet to B:seqnum: 0 <text:s/>acknum: 0 <text:s/>checksum: 2120 <text:s/>payload: jjjjjjjjjjjjjjjjjjjj</text:p>
      <text:p text:style-name="P5"/>
      <text:p text:style-name="P5">EVENT time: 93.40894802697835 <text:s/>type: 2 <text:s/>entity: 1</text:p>
      <text:p text:style-name="P5">B received a packet out of order - ignoring data. Expecting #2 received #4</text:p>
      <text:p text:style-name="P5"/>
      <text:p text:style-name="P5">EVENT time: 94.58906826990571 <text:s/>type: 1 <text:s/>entity: 0</text:p>
      <text:p text:style-name="P5"/>
      <text:p text:style-name="P5">EVENT time: 95.40177617725149 <text:s/>type: 0 <text:s/>entity: 0</text:p>
      <text:p text:style-name="P5"/>
      <text:p text:style-name="P5">Timer interrupt! Resending window</text:p>
      <text:p text:style-name="P5">Resending packet to B:seqnum: 2 <text:s/>acknum: 0 <text:s/>checksum: 1982 <text:s/>payload: cccccccccccccccccccc</text:p>
      <text:p text:style-name="P5">toLayer3: packet being lost</text:p>
      <text:p text:style-name="P5">Resending packet to B:seqnum: 3 <text:s/>acknum: 0 <text:s/>checksum: 2003 <text:s/>payload: dddddddddddddddddddd</text:p>
      <text:p text:style-name="P5">Resending packet to B:seqnum: 4 <text:s/>acknum: 0 <text:s/>checksum: 2024 <text:s/>payload: eeeeeeeeeeeeeeeeeeee</text:p>
      <text:p text:style-name="P5">toLayer3: packet being corrupted</text:p>
      <text:p text:style-name="P5"><text:soft-page-break/>Resending packet to B:seqnum: 5 <text:s/>acknum: 0 <text:s/>checksum: 2045 <text:s/>payload: ffffffffffffffffffff</text:p>
      <text:p text:style-name="P5">Resending packet to B:seqnum: 6 <text:s/>acknum: 0 <text:s/>checksum: 2066 <text:s/>payload: gggggggggggggggggggg</text:p>
      <text:p text:style-name="P5">Resending packet to B:seqnum: 7 <text:s/>acknum: 0 <text:s/>checksum: 2087 <text:s/>payload: hhhhhhhhhhhhhhhhhhhh</text:p>
      <text:p text:style-name="P5">Resending packet to B:seqnum: 8 <text:s/>acknum: 0 <text:s/>checksum: 2108 <text:s/>payload: iiiiiiiiiiiiiiiiiiii</text:p>
      <text:p text:style-name="P5">Resending packet to B:seqnum: 0 <text:s/>acknum: 0 <text:s/>checksum: 2120 <text:s/>payload: jjjjjjjjjjjjjjjjjjjj</text:p>
      <text:p text:style-name="P5"/>
      <text:p text:style-name="P5">EVENT time: 97.42066713461713 <text:s/>type: 2 <text:s/>entity: 1</text:p>
      <text:p text:style-name="P5">B received a packet out of order - ignoring data. Expecting #2 received #5</text:p>
      <text:p text:style-name="P5"/>
      <text:p text:style-name="P5">EVENT time: 102.11615344706566 <text:s/>type: 1 <text:s/>entity: 0</text:p>
      <text:p text:style-name="P5"/>
      <text:p text:style-name="P5">EVENT time: 103.14932706686605 <text:s/>type: 2 <text:s/>entity: 1</text:p>
      <text:p text:style-name="P5">B received a packet out of order - ignoring data. Expecting #2 received #6</text:p>
      <text:p text:style-name="P5"/>
      <text:p text:style-name="P5">EVENT time: 108.90710165715507 <text:s/>type: 2 <text:s/>entity: 1</text:p>
      <text:p text:style-name="P5">B received a packet out of order - ignoring data. Expecting #2 received #7</text:p>
      <text:p text:style-name="P5"/>
      <text:p text:style-name="P5">EVENT time: 112.80312509537035 <text:s/>type: 1 <text:s/>entity: 0</text:p>
      <text:p text:style-name="P5"/>
      <text:p text:style-name="P5">EVENT time: 113.43656727805414 <text:s/>type: 2 <text:s/>entity: 1</text:p>
      <text:p text:style-name="P5">B received a packet out of order - ignoring data. Expecting #2 received #0</text:p>
      <text:p text:style-name="P5"/>
      <text:p text:style-name="P5">EVENT time: 115.40177617725149 <text:s/>type: 0 <text:s/>entity: 0</text:p>
      <text:p text:style-name="P5"/>
      <text:p text:style-name="P5">Timer interrupt! Resending window</text:p>
      <text:p text:style-name="P5">Resending packet to B:seqnum: 2 <text:s/>acknum: 0 <text:s/>checksum: 1982 <text:s/>payload: cccccccccccccccccccc</text:p>
      <text:p text:style-name="P5">Resending packet to B:seqnum: 3 <text:s/>acknum: 0 <text:s/>checksum: 2003 <text:s/>payload: dddddddddddddddddddd</text:p>
      <text:p text:style-name="P5">Resending packet to B:seqnum: 4 <text:s/>acknum: 0 <text:s/>checksum: 2024 <text:s/>payload: eeeeeeeeeeeeeeeeeeee</text:p>
      <text:p text:style-name="P5">toLayer3: packet being corrupted</text:p>
      <text:p text:style-name="P5">Resending packet to B:seqnum: 5 <text:s/>acknum: 0 <text:s/>checksum: 2045 <text:s/>payload: ffffffffffffffffffff</text:p>
      <text:p text:style-name="P5">Resending packet to B:seqnum: 6 <text:s/>acknum: 0 <text:s/>checksum: 2066 <text:s/>payload: gggggggggggggggggggg</text:p>
      <text:p text:style-name="P5">Resending packet to B:seqnum: 7 <text:s/>acknum: 0 <text:s/>checksum: 2087 <text:s/>payload: hhhhhhhhhhhhhhhhhhhh</text:p>
      <text:p text:style-name="P5">toLayer3: packet being corrupted</text:p>
      <text:p text:style-name="P5">Resending packet to B:seqnum: 8 <text:s/>acknum: 0 <text:s/>checksum: 2108 <text:s/>payload: iiiiiiiiiiiiiiiiiiii</text:p>
      <text:p text:style-name="P5">Resending packet to B:seqnum: 0 <text:s/>acknum: 0 <text:s/>checksum: 2120 <text:s/>payload: jjjjjjjjjjjjjjjjjjjj</text:p>
      <text:p text:style-name="P5"/>
      <text:p text:style-name="P5">EVENT time: 116.5202795495468 <text:s/>type: 1 <text:s/>entity: 0</text:p>
      <text:p text:style-name="P5"/>
      <text:p text:style-name="P5">EVENT time: 118.08056886501663 <text:s/>type: 2 <text:s/>entity: 1</text:p>
      <text:p text:style-name="P5">Sending ACK for packet #2</text:p>
      <text:p text:style-name="P5">toLayer3: packet being lost</text:p>
      <text:p text:style-name="P5"/>
      <text:p text:style-name="P5">EVENT time: 125.43937498092593 <text:s/>type: 2 <text:s/>entity: 1</text:p>
      <text:p text:style-name="P5">B received a packet out of order - ignoring data. Expecting #3 received #4</text:p>
      <text:p text:style-name="P5"/>
      <text:p text:style-name="P5">EVENT time: 129.61638233588673 <text:s/>type: 1 <text:s/>entity: 0</text:p>
      <text:p text:style-name="P5"/>
      <text:p text:style-name="P5">EVENT time: 130.2945036164434 <text:s/>type: 1 <text:s/>entity: 0</text:p>
      <text:p text:style-name="P5"/>
      <text:p text:style-name="P5">EVENT time: 134.94552446058535 <text:s/>type: 2 <text:s/>entity: 1</text:p>
      <text:p text:style-name="P5">B received corrupted packet - ignoring data</text:p>
      <text:p text:style-name="P5"/>
      <text:p text:style-name="P5">EVENT time: 135.4017761772515 <text:s/>type: 0 <text:s/>entity: 0</text:p>
      <text:p text:style-name="P5"/>
      <text:p text:style-name="P5">Timer interrupt! Resending window</text:p>
      <text:p text:style-name="P5">Resending packet to B:seqnum: 2 <text:s/>acknum: 0 <text:s/>checksum: 1982 <text:s/>payload: cccccccccccccccccccc</text:p>
      <text:p text:style-name="P5"><text:soft-page-break/>Resending packet to B:seqnum: 3 <text:s/>acknum: 0 <text:s/>checksum: 2003 <text:s/>payload: dddddddddddddddddddd</text:p>
      <text:p text:style-name="P5">Resending packet to B:seqnum: 4 <text:s/>acknum: 0 <text:s/>checksum: 2024 <text:s/>payload: eeeeeeeeeeeeeeeeeeee</text:p>
      <text:p text:style-name="P5">toLayer3: packet being lost</text:p>
      <text:p text:style-name="P5">Resending packet to B:seqnum: 5 <text:s/>acknum: 0 <text:s/>checksum: 2045 <text:s/>payload: ffffffffffffffffffff</text:p>
      <text:p text:style-name="P5">Resending packet to B:seqnum: 6 <text:s/>acknum: 0 <text:s/>checksum: 2066 <text:s/>payload: gggggggggggggggggggg</text:p>
      <text:p text:style-name="P5">toLayer3: packet being lost</text:p>
      <text:p text:style-name="P5">Resending packet to B:seqnum: 7 <text:s/>acknum: 0 <text:s/>checksum: 2087 <text:s/>payload: hhhhhhhhhhhhhhhhhhhh</text:p>
      <text:p text:style-name="P5">Resending packet to B:seqnum: 8 <text:s/>acknum: 0 <text:s/>checksum: 2108 <text:s/>payload: iiiiiiiiiiiiiiiiiiii</text:p>
      <text:p text:style-name="P5">Resending packet to B:seqnum: 0 <text:s/>acknum: 0 <text:s/>checksum: 2120 <text:s/>payload: jjjjjjjjjjjjjjjjjjjj</text:p>
      <text:p text:style-name="P5"/>
      <text:p text:style-name="P5">EVENT time: 136.72585222937713 <text:s/>type: 2 <text:s/>entity: 1</text:p>
      <text:p text:style-name="P5">B received a packet out of order - ignoring data. Expecting #3 received #6</text:p>
      <text:p text:style-name="P5"/>
      <text:p text:style-name="P5">EVENT time: 141.8172856837672 <text:s/>type: 2 <text:s/>entity: 1</text:p>
      <text:p text:style-name="P5">B received a packet out of order - ignoring data. Expecting #3 received #7</text:p>
      <text:p text:style-name="P5"/>
      <text:p text:style-name="P5">EVENT time: 144.1046479689932 <text:s/>type: 2 <text:s/>entity: 1</text:p>
      <text:p text:style-name="P5">B received a packet out of order - ignoring data. Expecting #3 received #8</text:p>
      <text:p text:style-name="P5"/>
      <text:p text:style-name="P5">EVENT time: 145.83965575121312 <text:s/>type: 2 <text:s/>entity: 1</text:p>
      <text:p text:style-name="P5">B received a packet out of order - ignoring data. Expecting #3 received #0</text:p>
      <text:p text:style-name="P5"/>
      <text:p text:style-name="P5">EVENT time: 149.75249488814967 <text:s/>type: 1 <text:s/>entity: 0</text:p>
      <text:p text:style-name="P5"/>
      <text:p text:style-name="P5">EVENT time: 155.0975066377758 <text:s/>type: 2 <text:s/>entity: 1</text:p>
      <text:p text:style-name="P5">B received a packet out of order - ignoring data. Expecting #3 received #2</text:p>
      <text:p text:style-name="P5"/>
      <text:p text:style-name="P5">EVENT time: 155.4017761772515 <text:s/>type: 0 <text:s/>entity: 0</text:p>
      <text:p text:style-name="P5"/>
      <text:p text:style-name="P5">Timer interrupt! Resending window</text:p>
      <text:p text:style-name="P5">toLayer3: packet being lost</text:p>
      <text:p text:style-name="P5">Resending packet to B:seqnum: 2 <text:s/>acknum: 0 <text:s/>checksum: 1982 <text:s/>payload: cccccccccccccccccccc</text:p>
      <text:p text:style-name="P5">Resending packet to B:seqnum: 3 <text:s/>acknum: 0 <text:s/>checksum: 2003 <text:s/>payload: dddddddddddddddddddd</text:p>
      <text:p text:style-name="P5">Resending packet to B:seqnum: 4 <text:s/>acknum: 0 <text:s/>checksum: 2024 <text:s/>payload: eeeeeeeeeeeeeeeeeeee</text:p>
      <text:p text:style-name="P5">Resending packet to B:seqnum: 5 <text:s/>acknum: 0 <text:s/>checksum: 2045 <text:s/>payload: ffffffffffffffffffff</text:p>
      <text:p text:style-name="P5">toLayer3: packet being corrupted</text:p>
      <text:p text:style-name="P5">Resending packet to B:seqnum: 6 <text:s/>acknum: 0 <text:s/>checksum: 2066 <text:s/>payload: gggggggggggggggggggg</text:p>
      <text:p text:style-name="P5">Resending packet to B:seqnum: 7 <text:s/>acknum: 0 <text:s/>checksum: 2087 <text:s/>payload: hhhhhhhhhhhhhhhhhhhh</text:p>
      <text:p text:style-name="P5">Resending packet to B:seqnum: 8 <text:s/>acknum: 0 <text:s/>checksum: 2108 <text:s/>payload: iiiiiiiiiiiiiiiiiiii</text:p>
      <text:p text:style-name="P5">Resending packet to B:seqnum: 0 <text:s/>acknum: 0 <text:s/>checksum: 2120 <text:s/>payload: jjjjjjjjjjjjjjjjjjjj</text:p>
      <text:p text:style-name="P5"/>
      <text:p text:style-name="P5">EVENT time: 160.69899594103825 <text:s/>type: 2 <text:s/>entity: 1</text:p>
      <text:p text:style-name="P5">Sending ACK for packet #3</text:p>
      <text:p text:style-name="P5"/>
      <text:p text:style-name="P5">EVENT time: 161.7940305795465 <text:s/>type: 2 <text:s/>entity: 1</text:p>
      <text:p text:style-name="P5">Sending ACK for packet #4</text:p>
      <text:p text:style-name="P5"/>
      <text:p text:style-name="P5">EVENT time: 163.75988036744286 <text:s/>type: 1 <text:s/>entity: 0</text:p>
      <text:p text:style-name="P5"/>
      <text:p text:style-name="P5">EVENT time: 164.41703543198952 <text:s/>type: 2 <text:s/>entity: 1</text:p>
      <text:p text:style-name="P5">B received corrupted packet - ignoring data</text:p>
      <text:p text:style-name="P5"/>
      <text:p text:style-name="P5">EVENT time: 168.9031037324137 <text:s/>type: 2 <text:s/>entity: 1</text:p>
      <text:p text:style-name="P5">B received a packet out of order - ignoring data. Expecting #5 received #6</text:p>
      <text:p text:style-name="P5"/>
      <text:p text:style-name="P5">EVENT time: 169.13696707052827 <text:s/>type: 2 <text:s/>entity: 0</text:p>
      <text:p text:style-name="P5"><text:soft-page-break/>A received ACK for packet #3</text:p>
      <text:p text:style-name="P5"/>
      <text:p text:style-name="P5">EVENT time: 174.58162175359354 <text:s/>type: 2 <text:s/>entity: 0</text:p>
      <text:p text:style-name="P5">A received ACK for packet #4</text:p>
      <text:p text:style-name="P5"/>
      <text:p text:style-name="P5">EVENT time: 177.71324808496354 <text:s/>type: 2 <text:s/>entity: 1</text:p>
      <text:p text:style-name="P5">B received a packet out of order - ignoring data. Expecting #5 received #7</text:p>
      <text:p text:style-name="P5"/>
      <text:p text:style-name="P5">EVENT time: 179.7424237800226 <text:s/>type: 1 <text:s/>entity: 0</text:p>
      <text:p text:style-name="P5"/>
      <text:p text:style-name="P5">EVENT time: 184.223761711478 <text:s/>type: 1 <text:s/>entity: 0</text:p>
      <text:p text:style-name="P5"/>
      <text:p text:style-name="P5">EVENT time: 187.6761680959502 <text:s/>type: 2 <text:s/>entity: 1</text:p>
      <text:p text:style-name="P5">B received corrupted packet - ignoring data</text:p>
      <text:p text:style-name="P5"/>
      <text:p text:style-name="P5">EVENT time: 194.32770775475328 <text:s/>type: 2 <text:s/>entity: 1</text:p>
      <text:p text:style-name="P5">B received a packet out of order - ignoring data. Expecting #5 received #0</text:p>
      <text:p text:style-name="P5"/>
      <text:p text:style-name="P5">EVENT time: 194.58162175359354 <text:s/>type: 0 <text:s/>entity: 0</text:p>
      <text:p text:style-name="P5"/>
      <text:p text:style-name="P5">Timer interrupt! Resending window</text:p>
      <text:p text:style-name="P5">toLayer3: packet being corrupted</text:p>
      <text:p text:style-name="P5">Resending packet to B:seqnum: 5 <text:s/>acknum: 0 <text:s/>checksum: 2045 <text:s/>payload: ffffffffffffffffffff</text:p>
      <text:p text:style-name="P5">Resending packet to B:seqnum: 6 <text:s/>acknum: 0 <text:s/>checksum: 2066 <text:s/>payload: gggggggggggggggggggg</text:p>
      <text:p text:style-name="P5">toLayer3: packet being corrupted</text:p>
      <text:p text:style-name="P5">Resending packet to B:seqnum: 7 <text:s/>acknum: 0 <text:s/>checksum: 2087 <text:s/>payload: hhhhhhhhhhhhhhhhhhhh</text:p>
      <text:p text:style-name="P5">Resending packet to B:seqnum: 8 <text:s/>acknum: 0 <text:s/>checksum: 2108 <text:s/>payload: iiiiiiiiiiiiiiiiiiii</text:p>
      <text:p text:style-name="P5">Resending packet to B:seqnum: 0 <text:s/>acknum: 0 <text:s/>checksum: 2120 <text:s/>payload: jjjjjjjjjjjjjjjjjjjj</text:p>
      <text:p text:style-name="P5">Sending packet to B:seqnum: 1 <text:s/>acknum: 0 <text:s/>checksum: 2141 <text:s/>payload: kkkkkkkkkkkkkkkkkkkk</text:p>
      <text:p text:style-name="P5">toLayer3: packet being lost</text:p>
      <text:p text:style-name="P5">Sending packet to B:seqnum: 2 <text:s/>acknum: 0 <text:s/>checksum: 2162 <text:s/>payload: llllllllllllllllllll</text:p>
      <text:p text:style-name="P5">Sending packet to B:seqnum: 3 <text:s/>acknum: 0 <text:s/>checksum: 2183 <text:s/>payload: mmmmmmmmmmmmmmmmmmmm</text:p>
      <text:p text:style-name="P5"/>
      <text:p text:style-name="P5">EVENT time: 195.22751548814355 <text:s/>type: 1 <text:s/>entity: 0</text:p>
      <text:p text:style-name="P5"/>
      <text:p text:style-name="P5">EVENT time: 200.8844264046144 <text:s/>type: 1 <text:s/>entity: 0</text:p>
      <text:p text:style-name="P5"/>
      <text:p text:style-name="P5">EVENT time: 203.32490005188149 <text:s/>type: 2 <text:s/>entity: 1</text:p>
      <text:p text:style-name="P5">B received a packet out of order - ignoring data. Expecting #5 received #2</text:p>
      <text:p text:style-name="P5"/>
      <text:p text:style-name="P5">EVENT time: 205.54414502395704 <text:s/>type: 2 <text:s/>entity: 1</text:p>
      <text:p text:style-name="P5">B received a packet out of order - ignoring data. Expecting #5 received #3</text:p>
      <text:p text:style-name="P5"/>
      <text:p text:style-name="P5">EVENT time: 210.11810663167213 <text:s/>type: 2 <text:s/>entity: 1</text:p>
      <text:p text:style-name="P5">B received a packet out of order - ignoring data. Expecting #5 received #4</text:p>
      <text:p text:style-name="P5"/>
      <text:p text:style-name="P5">EVENT time: 213.11319315164647 <text:s/>type: 1 <text:s/>entity: 0</text:p>
      <text:p text:style-name="P5"/>
      <text:p text:style-name="P5">EVENT time: 214.58162175359354 <text:s/>type: 0 <text:s/>entity: 0</text:p>
      <text:p text:style-name="P5"/>
      <text:p text:style-name="P5">Timer interrupt! Resending window</text:p>
      <text:p text:style-name="P5">toLayer3: packet being corrupted</text:p>
      <text:p text:style-name="P5">Resending packet to B:seqnum: 5 <text:s/>acknum: 0 <text:s/>checksum: 2045 <text:s/>payload: ffffffffffffffffffff</text:p>
      <text:p text:style-name="P5">Resending packet to B:seqnum: 6 <text:s/>acknum: 0 <text:s/>checksum: 2066 <text:s/>payload: gggggggggggggggggggg</text:p>
      <text:p text:style-name="P5">Resending packet to B:seqnum: 7 <text:s/>acknum: 0 <text:s/>checksum: 2087 <text:s/>payload: hhhhhhhhhhhhhhhhhhhh</text:p>
      <text:p text:style-name="P5">toLayer3: packet being lost</text:p>
      <text:p text:style-name="P5"><text:soft-page-break/>Resending packet to B:seqnum: 8 <text:s/>acknum: 0 <text:s/>checksum: 2108 <text:s/>payload: iiiiiiiiiiiiiiiiiiii</text:p>
      <text:p text:style-name="P5">Resending packet to B:seqnum: 0 <text:s/>acknum: 0 <text:s/>checksum: 2120 <text:s/>payload: jjjjjjjjjjjjjjjjjjjj</text:p>
      <text:p text:style-name="P5">Resending packet to B:seqnum: 1 <text:s/>acknum: 0 <text:s/>checksum: 2141 <text:s/>payload: kkkkkkkkkkkkkkkkkkkk</text:p>
      <text:p text:style-name="P5">Resending packet to B:seqnum: 2 <text:s/>acknum: 0 <text:s/>checksum: 2162 <text:s/>payload: llllllllllllllllllll</text:p>
      <text:p text:style-name="P5">Resending packet to B:seqnum: 3 <text:s/>acknum: 0 <text:s/>checksum: 2183 <text:s/>payload: mmmmmmmmmmmmmmmmmmmm</text:p>
      <text:p text:style-name="P5"/>
      <text:p text:style-name="P5">EVENT time: 219.83904538102362 <text:s/>type: 2 <text:s/>entity: 1</text:p>
      <text:p text:style-name="P5">B received a packet out of order - ignoring data. Expecting #5 received #6</text:p>
      <text:p text:style-name="P5"/>
      <text:p text:style-name="P5">EVENT time: 229.29328287606435 <text:s/>type: 2 <text:s/>entity: 1</text:p>
      <text:p text:style-name="P5">B received a packet out of order - ignoring data. Expecting #5 received #8</text:p>
      <text:p text:style-name="P5"/>
      <text:p text:style-name="P5">EVENT time: 232.03833124790185 <text:s/>type: 1 <text:s/>entity: 0</text:p>
      <text:p text:style-name="P5"/>
      <text:p text:style-name="P5">EVENT time: 234.58162175359354 <text:s/>type: 0 <text:s/>entity: 0</text:p>
      <text:p text:style-name="P5"/>
      <text:p text:style-name="P5">Timer interrupt! Resending window</text:p>
      <text:p text:style-name="P5">Resending packet to B:seqnum: 5 <text:s/>acknum: 0 <text:s/>checksum: 2045 <text:s/>payload: ffffffffffffffffffff</text:p>
      <text:p text:style-name="P5">Resending packet to B:seqnum: 6 <text:s/>acknum: 0 <text:s/>checksum: 2066 <text:s/>payload: gggggggggggggggggggg</text:p>
      <text:p text:style-name="P5">toLayer3: packet being corrupted</text:p>
      <text:p text:style-name="P5">Resending packet to B:seqnum: 7 <text:s/>acknum: 0 <text:s/>checksum: 2087 <text:s/>payload: hhhhhhhhhhhhhhhhhhhh</text:p>
      <text:p text:style-name="P5">toLayer3: packet being lost</text:p>
      <text:p text:style-name="P5">Resending packet to B:seqnum: 8 <text:s/>acknum: 0 <text:s/>checksum: 2108 <text:s/>payload: iiiiiiiiiiiiiiiiiiii</text:p>
      <text:p text:style-name="P5">toLayer3: packet being corrupted</text:p>
      <text:p text:style-name="P5">Resending packet to B:seqnum: 0 <text:s/>acknum: 0 <text:s/>checksum: 2120 <text:s/>payload: jjjjjjjjjjjjjjjjjjjj</text:p>
      <text:p text:style-name="P5">toLayer3: packet being corrupted</text:p>
      <text:p text:style-name="P5">Resending packet to B:seqnum: 1 <text:s/>acknum: 0 <text:s/>checksum: 2141 <text:s/>payload: kkkkkkkkkkkkkkkkkkkk</text:p>
      <text:p text:style-name="P5">toLayer3: packet being lost</text:p>
      <text:p text:style-name="P5">Resending packet to B:seqnum: 2 <text:s/>acknum: 0 <text:s/>checksum: 2162 <text:s/>payload: llllllllllllllllllll</text:p>
      <text:p text:style-name="P5">Resending packet to B:seqnum: 3 <text:s/>acknum: 0 <text:s/>checksum: 2183 <text:s/>payload: mmmmmmmmmmmmmmmmmmmm</text:p>
      <text:p text:style-name="P5"/>
      <text:p text:style-name="P5">EVENT time: 235.27271340067753 <text:s/>type: 2 <text:s/>entity: 1</text:p>
      <text:p text:style-name="P5">B received a packet out of order - ignoring data. Expecting #5 received #0</text:p>
      <text:p text:style-name="P5"/>
      <text:p text:style-name="P5">EVENT time: 237.2911770989105 <text:s/>type: 2 <text:s/>entity: 1</text:p>
      <text:p text:style-name="P5">B received a packet out of order - ignoring data. Expecting #5 received #3</text:p>
      <text:p text:style-name="P5"/>
      <text:p text:style-name="P5">EVENT time: 238.97640919217505 <text:s/>type: 1 <text:s/>entity: 0</text:p>
      <text:p text:style-name="P5"/>
      <text:p text:style-name="P5">EVENT time: 245.34900967436752 <text:s/>type: 2 <text:s/>entity: 1</text:p>
      <text:p text:style-name="P5">B received a packet out of order - ignoring data. Expecting #5 received #4</text:p>
      <text:p text:style-name="P5"/>
      <text:p text:style-name="P5">EVENT time: 252.9245277260659 <text:s/>type: 2 <text:s/>entity: 1</text:p>
      <text:p text:style-name="P5">Sending ACK for packet #5</text:p>
      <text:p text:style-name="P5">toLayer3: packet being lost</text:p>
      <text:p text:style-name="P5"/>
      <text:p text:style-name="P5">EVENT time: 253.79985961485642 <text:s/>type: 1 <text:s/>entity: 0</text:p>
      <text:p text:style-name="P5"/>
      <text:p text:style-name="P5">EVENT time: 254.58162175359354 <text:s/>type: 0 <text:s/>entity: 0</text:p>
      <text:p text:style-name="P5"/>
      <text:p text:style-name="P5">Timer interrupt! Resending window</text:p>
      <text:p text:style-name="P5">toLayer3: packet being corrupted</text:p>
      <text:p text:style-name="P5">Resending packet to B:seqnum: 5 <text:s/>acknum: 0 <text:s/>checksum: 2045 <text:s/>payload: ffffffffffffffffffff</text:p>
      <text:p text:style-name="P5">toLayer3: packet being lost</text:p>
      <text:p text:style-name="P5">Resending packet to B:seqnum: 6 <text:s/>acknum: 0 <text:s/>checksum: 2066 <text:s/>payload: gggggggggggggggggggg</text:p>
      <text:p text:style-name="P5">Resending packet to B:seqnum: 7 <text:s/>acknum: 0 <text:s/>checksum: 2087 <text:s/>payload: hhhhhhhhhhhhhhhhhhhh</text:p>
      <text:p text:style-name="P5"><text:soft-page-break/>Resending packet to B:seqnum: 8 <text:s/>acknum: 0 <text:s/>checksum: 2108 <text:s/>payload: iiiiiiiiiiiiiiiiiiii</text:p>
      <text:p text:style-name="P5">Resending packet to B:seqnum: 0 <text:s/>acknum: 0 <text:s/>checksum: 2120 <text:s/>payload: jjjjjjjjjjjjjjjjjjjj</text:p>
      <text:p text:style-name="P5">Resending packet to B:seqnum: 1 <text:s/>acknum: 0 <text:s/>checksum: 2141 <text:s/>payload: kkkkkkkkkkkkkkkkkkkk</text:p>
      <text:p text:style-name="P5">toLayer3: packet being corrupted</text:p>
      <text:p text:style-name="P5">Resending packet to B:seqnum: 2 <text:s/>acknum: 0 <text:s/>checksum: 2162 <text:s/>payload: llllllllllllllllllll</text:p>
      <text:p text:style-name="P5">Resending packet to B:seqnum: 3 <text:s/>acknum: 0 <text:s/>checksum: 2183 <text:s/>payload: mmmmmmmmmmmmmmmmmmmm</text:p>
      <text:p text:style-name="P5"/>
      <text:p text:style-name="P5">EVENT time: 255.23798333689385 <text:s/>type: 2 <text:s/>entity: 1</text:p>
      <text:p text:style-name="P5">B received corrupted packet - ignoring data</text:p>
      <text:p text:style-name="P5"/>
      <text:p text:style-name="P5">EVENT time: 258.39878536332293 <text:s/>type: 2 <text:s/>entity: 1</text:p>
      <text:p text:style-name="P5">B received a packet out of order - ignoring data. Expecting #6 received #7</text:p>
      <text:p text:style-name="P5"/>
      <text:p text:style-name="P5">EVENT time: 261.05349894711145 <text:s/>type: 1 <text:s/>entity: 0</text:p>
      <text:p text:style-name="P5"/>
      <text:p text:style-name="P5">EVENT time: 266.3970152897733 <text:s/>type: 2 <text:s/>entity: 1</text:p>
      <text:p text:style-name="P5">B received a packet out of order - ignoring data. Expecting #6 received #8</text:p>
      <text:p text:style-name="P5"/>
      <text:p text:style-name="P5">EVENT time: 271.4626300851467 <text:s/>type: 2 <text:s/>entity: 1</text:p>
      <text:p text:style-name="P5">B received a packet out of order - ignoring data. Expecting #6 received #0</text:p>
      <text:p text:style-name="P5"/>
      <text:p text:style-name="P5">EVENT time: 273.5551011688589 <text:s/>type: 1 <text:s/>entity: 0</text:p>
      <text:p text:style-name="P5"/>
      <text:p text:style-name="P5">EVENT time: 274.58162175359354 <text:s/>type: 0 <text:s/>entity: 0</text:p>
      <text:p text:style-name="P5"/>
      <text:p text:style-name="P5">Timer interrupt! Resending window</text:p>
      <text:p text:style-name="P5">Resending packet to B:seqnum: 5 <text:s/>acknum: 0 <text:s/>checksum: 2045 <text:s/>payload: ffffffffffffffffffff</text:p>
      <text:p text:style-name="P5">Resending packet to B:seqnum: 6 <text:s/>acknum: 0 <text:s/>checksum: 2066 <text:s/>payload: gggggggggggggggggggg</text:p>
      <text:p text:style-name="P5">toLayer3: packet being lost</text:p>
      <text:p text:style-name="P5">Resending packet to B:seqnum: 7 <text:s/>acknum: 0 <text:s/>checksum: 2087 <text:s/>payload: hhhhhhhhhhhhhhhhhhhh</text:p>
      <text:p text:style-name="P5">Resending packet to B:seqnum: 8 <text:s/>acknum: 0 <text:s/>checksum: 2108 <text:s/>payload: iiiiiiiiiiiiiiiiiiii</text:p>
      <text:p text:style-name="P5">Resending packet to B:seqnum: 0 <text:s/>acknum: 0 <text:s/>checksum: 2120 <text:s/>payload: jjjjjjjjjjjjjjjjjjjj</text:p>
      <text:p text:style-name="P5">toLayer3: packet being lost</text:p>
      <text:p text:style-name="P5">Resending packet to B:seqnum: 1 <text:s/>acknum: 0 <text:s/>checksum: 2141 <text:s/>payload: kkkkkkkkkkkkkkkkkkkk</text:p>
      <text:p text:style-name="P5">Resending packet to B:seqnum: 2 <text:s/>acknum: 0 <text:s/>checksum: 2162 <text:s/>payload: llllllllllllllllllll</text:p>
      <text:p text:style-name="P5">toLayer3: packet being lost</text:p>
      <text:p text:style-name="P5">Resending packet to B:seqnum: 3 <text:s/>acknum: 0 <text:s/>checksum: 2183 <text:s/>payload: mmmmmmmmmmmmmmmmmmmm</text:p>
      <text:p text:style-name="P5"/>
      <text:p text:style-name="P5">EVENT time: 280.7122409741509 <text:s/>type: 2 <text:s/>entity: 1</text:p>
      <text:p text:style-name="P5">B received corrupted packet - ignoring data</text:p>
      <text:p text:style-name="P5"/>
      <text:p text:style-name="P5">EVENT time: 282.4878688924833 <text:s/>type: 1 <text:s/>entity: 0</text:p>
      <text:p text:style-name="P5"/>
      <text:p text:style-name="P5">EVENT time: 284.99752800073253 <text:s/>type: 2 <text:s/>entity: 1</text:p>
      <text:p text:style-name="P5">Sending ACK for packet #6</text:p>
      <text:p text:style-name="P5"/>
      <text:p text:style-name="P5">EVENT time: 285.7295449690237 <text:s/>type: 1 <text:s/>entity: 0</text:p>
      <text:p text:style-name="P5"/>
      <text:p text:style-name="P5">EVENT time: 286.3081759086887 <text:s/>type: 2 <text:s/>entity: 1</text:p>
      <text:p text:style-name="P5">B received corrupted packet - ignoring data</text:p>
      <text:p text:style-name="P5"/>
      <text:p text:style-name="P5">EVENT time: 286.4522232734153 <text:s/>type: 1 <text:s/>entity: 0</text:p>
      <text:p text:style-name="P5"/>
      <text:p text:style-name="P5">EVENT time: 288.91030610065013 <text:s/>type: 2 <text:s/>entity: 1</text:p>
      <text:p text:style-name="P5">B received a packet out of order - ignoring data. Expecting #7 received #8</text:p>
      <text:p text:style-name="P5"/>
      <text:p text:style-name="P5"><text:soft-page-break/>EVENT time: 294.2408215582752 <text:s/>type: 2 <text:s/>entity: 0</text:p>
      <text:p text:style-name="P5">A received ACK for packet #6</text:p>
      <text:p text:style-name="P5"/>
      <text:p text:style-name="P5">EVENT time: 298.62739951780765 <text:s/>type: 2 <text:s/>entity: 1</text:p>
      <text:p text:style-name="P5">B received a packet out of order - ignoring data. Expecting #7 received #0</text:p>
      <text:p text:style-name="P5"/>
      <text:p text:style-name="P5">EVENT time: 300.4939725943786 <text:s/>type: 2 <text:s/>entity: 1</text:p>
      <text:p text:style-name="P5">B received a packet out of order - ignoring data. Expecting #7 received #1</text:p>
      <text:p text:style-name="P5"/>
      <text:p text:style-name="P5">EVENT time: 301.55687124240865 <text:s/>type: 2 <text:s/>entity: 1</text:p>
      <text:p text:style-name="P5">B received a packet out of order - ignoring data. Expecting #7 received #3</text:p>
      <text:p text:style-name="P5"/>
      <text:p text:style-name="P5">EVENT time: 302.87606433301795 <text:s/>type: 1 <text:s/>entity: 0</text:p>
      <text:p text:style-name="P5"/>
      <text:p text:style-name="P5">EVENT time: 310.7921994689781 <text:s/>type: 2 <text:s/>entity: 1</text:p>
      <text:p text:style-name="P5">B received corrupted packet - ignoring data</text:p>
      <text:p text:style-name="P5"/>
      <text:p text:style-name="P5">EVENT time: 314.2408215582752 <text:s/>type: 0 <text:s/>entity: 0</text:p>
      <text:p text:style-name="P5"/>
      <text:p text:style-name="P5">Timer interrupt! Resending window</text:p>
      <text:p text:style-name="P5">toLayer3: packet being lost</text:p>
      <text:p text:style-name="P5">Resending packet to B:seqnum: 7 <text:s/>acknum: 0 <text:s/>checksum: 2087 <text:s/>payload: hhhhhhhhhhhhhhhhhhhh</text:p>
      <text:p text:style-name="P5">toLayer3: packet being corrupted</text:p>
      <text:p text:style-name="P5">Resending packet to B:seqnum: 8 <text:s/>acknum: 0 <text:s/>checksum: 2108 <text:s/>payload: iiiiiiiiiiiiiiiiiiii</text:p>
      <text:p text:style-name="P5">toLayer3: packet being corrupted</text:p>
      <text:p text:style-name="P5">Resending packet to B:seqnum: 0 <text:s/>acknum: 0 <text:s/>checksum: 2120 <text:s/>payload: jjjjjjjjjjjjjjjjjjjj</text:p>
      <text:p text:style-name="P5">Resending packet to B:seqnum: 1 <text:s/>acknum: 0 <text:s/>checksum: 2141 <text:s/>payload: kkkkkkkkkkkkkkkkkkkk</text:p>
      <text:p text:style-name="P5">Resending packet to B:seqnum: 2 <text:s/>acknum: 0 <text:s/>checksum: 2162 <text:s/>payload: llllllllllllllllllll</text:p>
      <text:p text:style-name="P5">toLayer3: packet being lost</text:p>
      <text:p text:style-name="P5">Resending packet to B:seqnum: 3 <text:s/>acknum: 0 <text:s/>checksum: 2183 <text:s/>payload: mmmmmmmmmmmmmmmmmmmm</text:p>
      <text:p text:style-name="P5">Sending packet to B:seqnum: 4 <text:s/>acknum: 0 <text:s/>checksum: 2204 <text:s/>payload: nnnnnnnnnnnnnnnnnnnn</text:p>
      <text:p text:style-name="P5">toLayer3: packet being corrupted</text:p>
      <text:p text:style-name="P5">Sending packet to B:seqnum: 5 <text:s/>acknum: 0 <text:s/>checksum: 2225 <text:s/>payload: oooooooooooooooooooo</text:p>
      <text:p text:style-name="P5"/>
      <text:p text:style-name="P5">EVENT time: 314.2889187292094 <text:s/>type: 2 <text:s/>entity: 1</text:p>
      <text:p text:style-name="P5">B received a packet out of order - ignoring data. Expecting #7 received #6</text:p>
      <text:p text:style-name="P5"/>
      <text:p text:style-name="P5">EVENT time: 316.29227576525176 <text:s/>type: 2 <text:s/>entity: 1</text:p>
      <text:p text:style-name="P5">Sending ACK for packet #7</text:p>
      <text:p text:style-name="P5"/>
      <text:p text:style-name="P5">EVENT time: 319.74010437330253 <text:s/>type: 2 <text:s/>entity: 1</text:p>
      <text:p text:style-name="P5">B received a packet out of order - ignoring data. Expecting #8 received #0</text:p>
      <text:p text:style-name="P5"/>
      <text:p text:style-name="P5">EVENT time: 322.37333292642 <text:s/>type: 2 <text:s/>entity: 0</text:p>
      <text:p text:style-name="P5">A received ACK for packet #7</text:p>
      <text:p text:style-name="P5"/>
      <text:p text:style-name="P5">EVENT time: 322.42255928220465 <text:s/>type: 1 <text:s/>entity: 0</text:p>
      <text:p text:style-name="P5"/>
      <text:p text:style-name="P5">EVENT time: 328.47993408001963 <text:s/>type: 2 <text:s/>entity: 1</text:p>
      <text:p text:style-name="P5">B received a packet out of order - ignoring data. Expecting #8 received #1</text:p>
      <text:p text:style-name="P5"/>
      <text:p text:style-name="P5">EVENT time: 330.6000244148077 <text:s/>type: 2 <text:s/>entity: 1</text:p>
      <text:p text:style-name="P5">B received a packet out of order - ignoring data. Expecting #8 received #2</text:p>
      <text:p text:style-name="P5"/>
      <text:p text:style-name="P5">EVENT time: 337.11050752281255 <text:s/>type: 1 <text:s/>entity: 0</text:p>
      <text:p text:style-name="P5"/>
      <text:p text:style-name="P5"><text:soft-page-break/>EVENT time: 339.2266914883878 <text:s/>type: 2 <text:s/>entity: 1</text:p>
      <text:p text:style-name="P5">B received a packet out of order - ignoring data. Expecting #8 received #3</text:p>
      <text:p text:style-name="P5"/>
      <text:p text:style-name="P5">EVENT time: 339.312112796411 <text:s/>type: 1 <text:s/>entity: 0</text:p>
      <text:p text:style-name="P5"/>
      <text:p text:style-name="P5">EVENT time: 342.37333292642 <text:s/>type: 0 <text:s/>entity: 0</text:p>
      <text:p text:style-name="P5"/>
      <text:p text:style-name="P5">Timer interrupt! Resending window</text:p>
      <text:p text:style-name="P5">Resending packet to B:seqnum: 8 <text:s/>acknum: 0 <text:s/>checksum: 2108 <text:s/>payload: iiiiiiiiiiiiiiiiiiii</text:p>
      <text:p text:style-name="P5">Resending packet to B:seqnum: 0 <text:s/>acknum: 0 <text:s/>checksum: 2120 <text:s/>payload: jjjjjjjjjjjjjjjjjjjj</text:p>
      <text:p text:style-name="P5">toLayer3: packet being lost</text:p>
      <text:p text:style-name="P5">Resending packet to B:seqnum: 1 <text:s/>acknum: 0 <text:s/>checksum: 2141 <text:s/>payload: kkkkkkkkkkkkkkkkkkkk</text:p>
      <text:p text:style-name="P5">Resending packet to B:seqnum: 2 <text:s/>acknum: 0 <text:s/>checksum: 2162 <text:s/>payload: llllllllllllllllllll</text:p>
      <text:p text:style-name="P5">Resending packet to B:seqnum: 3 <text:s/>acknum: 0 <text:s/>checksum: 2183 <text:s/>payload: mmmmmmmmmmmmmmmmmmmm</text:p>
      <text:p text:style-name="P5">Resending packet to B:seqnum: 4 <text:s/>acknum: 0 <text:s/>checksum: 2204 <text:s/>payload: nnnnnnnnnnnnnnnnnnnn</text:p>
      <text:p text:style-name="P5">toLayer3: packet being lost</text:p>
      <text:p text:style-name="P5">Resending packet to B:seqnum: 5 <text:s/>acknum: 0 <text:s/>checksum: 2225 <text:s/>payload: oooooooooooooooooooo</text:p>
      <text:p text:style-name="P5">toLayer3: packet being lost</text:p>
      <text:p text:style-name="P5">Sending packet to B:seqnum: 6 <text:s/>acknum: 0 <text:s/>checksum: 2246 <text:s/>payload: pppppppppppppppppppp</text:p>
      <text:p text:style-name="P5"/>
      <text:p text:style-name="P5">EVENT time: 344.3834955900755 <text:s/>type: 2 <text:s/>entity: 1</text:p>
      <text:p text:style-name="P5">B received a packet out of order - ignoring data. Expecting #8 received #5</text:p>
      <text:p text:style-name="P5"/>
      <text:p text:style-name="P5">EVENT time: 346.2367625965147 <text:s/>type: 1 <text:s/>entity: 0</text:p>
      <text:p text:style-name="P5"/>
      <text:p text:style-name="P5">EVENT time: 350.6552323984496 <text:s/>type: 1 <text:s/>entity: 0</text:p>
      <text:p text:style-name="P5"/>
      <text:p text:style-name="P5">EVENT time: 350.92352061525327 <text:s/>type: 2 <text:s/>entity: 1</text:p>
      <text:p text:style-name="P5">B received a packet out of order - ignoring data. Expecting #8 received #6</text:p>
      <text:p text:style-name="P5"/>
      <text:p text:style-name="P5">EVENT time: 351.1148411511581 <text:s/>type: 1 <text:s/>entity: 0</text:p>
      <text:p text:style-name="P5"/>
      <text:p text:style-name="P5">EVENT time: 356.5747245704521 <text:s/>type: 2 <text:s/>entity: 1</text:p>
      <text:p text:style-name="P5">B received corrupted packet - ignoring data</text:p>
      <text:p text:style-name="P5"/>
      <text:p text:style-name="P5">EVENT time: 361.4752647480696 <text:s/>type: 1 <text:s/>entity: 0</text:p>
      <text:p text:style-name="P5"/>
      <text:p text:style-name="P5">EVENT time: 361.7628406628621 <text:s/>type: 2 <text:s/>entity: 1</text:p>
      <text:p text:style-name="P5">B received corrupted packet - ignoring data</text:p>
      <text:p text:style-name="P5"/>
      <text:p text:style-name="P5">EVENT time: 362.37333292642 <text:s/>type: 0 <text:s/>entity: 0</text:p>
      <text:p text:style-name="P5"/>
      <text:p text:style-name="P5">Timer interrupt! Resending window</text:p>
      <text:p text:style-name="P5">toLayer3: packet being corrupted</text:p>
      <text:p text:style-name="P5">Resending packet to B:seqnum: 8 <text:s/>acknum: 0 <text:s/>checksum: 2108 <text:s/>payload: iiiiiiiiiiiiiiiiiiii</text:p>
      <text:p text:style-name="P5">toLayer3: packet being corrupted</text:p>
      <text:p text:style-name="P5">Resending packet to B:seqnum: 0 <text:s/>acknum: 0 <text:s/>checksum: 2120 <text:s/>payload: jjjjjjjjjjjjjjjjjjjj</text:p>
      <text:p text:style-name="P5">toLayer3: packet being lost</text:p>
      <text:p text:style-name="P5">Resending packet to B:seqnum: 1 <text:s/>acknum: 0 <text:s/>checksum: 2141 <text:s/>payload: kkkkkkkkkkkkkkkkkkkk</text:p>
      <text:p text:style-name="P5">Resending packet to B:seqnum: 2 <text:s/>acknum: 0 <text:s/>checksum: 2162 <text:s/>payload: llllllllllllllllllll</text:p>
      <text:p text:style-name="P5">toLayer3: packet being lost</text:p>
      <text:p text:style-name="P5">Resending packet to B:seqnum: 3 <text:s/>acknum: 0 <text:s/>checksum: 2183 <text:s/>payload: mmmmmmmmmmmmmmmmmmmm</text:p>
      <text:p text:style-name="P5">Resending packet to B:seqnum: 4 <text:s/>acknum: 0 <text:s/>checksum: 2204 <text:s/>payload: nnnnnnnnnnnnnnnnnnnn</text:p>
      <text:p text:style-name="P5">toLayer3: packet being corrupted</text:p>
      <text:p text:style-name="P5">Resending packet to B:seqnum: 5 <text:s/>acknum: 0 <text:s/>checksum: 2225 <text:s/>payload: oooooooooooooooooooo</text:p>
      <text:p text:style-name="P5">toLayer3: packet being lost</text:p>
      <text:p text:style-name="P5"><text:soft-page-break/>Resending packet to B:seqnum: 6 <text:s/>acknum: 0 <text:s/>checksum: 2246 <text:s/>payload: pppppppppppppppppppp</text:p>
      <text:p text:style-name="P5"/>
      <text:p text:style-name="P5">EVENT time: 363.1080965605641 <text:s/>type: 2 <text:s/>entity: 1</text:p>
      <text:p text:style-name="P5">B received corrupted packet - ignoring data</text:p>
      <text:p text:style-name="P5"/>
      <text:p text:style-name="P5">EVENT time: 369.20947904904335 <text:s/>type: 2 <text:s/>entity: 1</text:p>
      <text:p text:style-name="P5">B received a packet out of order - ignoring data. Expecting #8 received #3</text:p>
      <text:p text:style-name="P5"/>
      <text:p text:style-name="P5">EVENT time: 376.5001373332925 <text:s/>type: 1 <text:s/>entity: 0</text:p>
      <text:p text:style-name="P5"/>
      <text:p text:style-name="P5">EVENT time: 376.9341410565509 <text:s/>type: 2 <text:s/>entity: 1</text:p>
      <text:p text:style-name="P5">B received corrupted packet - ignoring data</text:p>
      <text:p text:style-name="P5"/>
      <text:p text:style-name="P5">EVENT time: 382.37333292642 <text:s/>type: 0 <text:s/>entity: 0</text:p>
      <text:p text:style-name="P5"/>
      <text:p text:style-name="P5">Timer interrupt! Resending window</text:p>
      <text:p text:style-name="P5">toLayer3: packet being corrupted</text:p>
      <text:p text:style-name="P5">Resending packet to B:seqnum: 8 <text:s/>acknum: 0 <text:s/>checksum: 2108 <text:s/>payload: iiiiiiiiiiiiiiiiiiii</text:p>
      <text:p text:style-name="P5">Resending packet to B:seqnum: 0 <text:s/>acknum: 0 <text:s/>checksum: 2120 <text:s/>payload: jjjjjjjjjjjjjjjjjjjj</text:p>
      <text:p text:style-name="P5">Resending packet to B:seqnum: 1 <text:s/>acknum: 0 <text:s/>checksum: 2141 <text:s/>payload: kkkkkkkkkkkkkkkkkkkk</text:p>
      <text:p text:style-name="P5">Resending packet to B:seqnum: 2 <text:s/>acknum: 0 <text:s/>checksum: 2162 <text:s/>payload: llllllllllllllllllll</text:p>
      <text:p text:style-name="P5">Resending packet to B:seqnum: 3 <text:s/>acknum: 0 <text:s/>checksum: 2183 <text:s/>payload: mmmmmmmmmmmmmmmmmmmm</text:p>
      <text:p text:style-name="P5">toLayer3: packet being lost</text:p>
      <text:p text:style-name="P5">Resending packet to B:seqnum: 4 <text:s/>acknum: 0 <text:s/>checksum: 2204 <text:s/>payload: nnnnnnnnnnnnnnnnnnnn</text:p>
      <text:p text:style-name="P5">Resending packet to B:seqnum: 5 <text:s/>acknum: 0 <text:s/>checksum: 2225 <text:s/>payload: oooooooooooooooooooo</text:p>
      <text:p text:style-name="P5">toLayer3: packet being lost</text:p>
      <text:p text:style-name="P5">Resending packet to B:seqnum: 6 <text:s/>acknum: 0 <text:s/>checksum: 2246 <text:s/>payload: pppppppppppppppppppp</text:p>
      <text:p text:style-name="P5"/>
      <text:p text:style-name="P5">EVENT time: 384.20642719809575 <text:s/>type: 2 <text:s/>entity: 1</text:p>
      <text:p text:style-name="P5">B received a packet out of order - ignoring data. Expecting #8 received #7</text:p>
      <text:p text:style-name="P5"/>
      <text:p text:style-name="P5">EVENT time: 384.20972319711893 <text:s/>type: 1 <text:s/>entity: 0</text:p>
      <text:p text:style-name="P5"/>
      <text:p text:style-name="P5">EVENT time: 385.41517380291157 <text:s/>type: 2 <text:s/>entity: 1</text:p>
      <text:p text:style-name="P5">Sending ACK for packet #8</text:p>
      <text:p text:style-name="P5">toLayer3: packet being lost</text:p>
      <text:p text:style-name="P5"/>
      <text:p text:style-name="P5">EVENT time: 392.4784081545456 <text:s/>type: 1 <text:s/>entity: 0</text:p>
      <text:p text:style-name="P5"/>
      <text:p text:style-name="P5">EVENT time: 394.1077608569598 <text:s/>type: 2 <text:s/>entity: 1</text:p>
      <text:p text:style-name="P5">Sending ACK for packet #0</text:p>
      <text:p text:style-name="P5">toLayer3: packet being corrupted</text:p>
      <text:p text:style-name="P5"/>
      <text:p text:style-name="P5">EVENT time: 395.0901821955014 <text:s/>type: 1 <text:s/>entity: 0</text:p>
      <text:p text:style-name="P5"/>
      <text:p text:style-name="P5">EVENT time: 400.2316660054324 <text:s/>type: 2 <text:s/>entity: 1</text:p>
      <text:p text:style-name="P5">Sending ACK for packet #1</text:p>
      <text:p text:style-name="P5"/>
      <text:p text:style-name="P5">EVENT time: 401.58110293893253 <text:s/>type: 2 <text:s/>entity: 0</text:p>
      <text:p text:style-name="P5">A recieves corrupted ACK! Ignoring data.seqnum: 0 <text:s/>acknum: 999999 <text:s/>checksum: 0 <text:s/>payload: </text:p>
      <text:p text:style-name="P5"/>
      <text:p text:style-name="P5">EVENT time: 402.37333292642 <text:s/>type: 0 <text:s/>entity: 0</text:p>
      <text:p text:style-name="P5"/>
      <text:p text:style-name="P5">Timer interrupt! Resending window</text:p>
      <text:p text:style-name="P5">Resending packet to B:seqnum: 8 <text:s/>acknum: 0 <text:s/>checksum: 2108 <text:s/>payload: iiiiiiiiiiiiiiiiiiii</text:p>
      <text:p text:style-name="P5">Resending packet to B:seqnum: 0 <text:s/>acknum: 0 <text:s/>checksum: 2120 <text:s/>payload: jjjjjjjjjjjjjjjjjjjj</text:p>
      <text:p text:style-name="P5"><text:soft-page-break/>toLayer3: packet being corrupted</text:p>
      <text:p text:style-name="P5">Resending packet to B:seqnum: 1 <text:s/>acknum: 0 <text:s/>checksum: 2141 <text:s/>payload: kkkkkkkkkkkkkkkkkkkk</text:p>
      <text:p text:style-name="P5">Resending packet to B:seqnum: 2 <text:s/>acknum: 0 <text:s/>checksum: 2162 <text:s/>payload: llllllllllllllllllll</text:p>
      <text:p text:style-name="P5">toLayer3: packet being lost</text:p>
      <text:p text:style-name="P5">Resending packet to B:seqnum: 3 <text:s/>acknum: 0 <text:s/>checksum: 2183 <text:s/>payload: mmmmmmmmmmmmmmmmmmmm</text:p>
      <text:p text:style-name="P5">Resending packet to B:seqnum: 4 <text:s/>acknum: 0 <text:s/>checksum: 2204 <text:s/>payload: nnnnnnnnnnnnnnnnnnnn</text:p>
      <text:p text:style-name="P5">toLayer3: packet being corrupted</text:p>
      <text:p text:style-name="P5">Resending packet to B:seqnum: 5 <text:s/>acknum: 0 <text:s/>checksum: 2225 <text:s/>payload: oooooooooooooooooooo</text:p>
      <text:p text:style-name="P5">toLayer3: packet being corrupted</text:p>
      <text:p text:style-name="P5">Resending packet to B:seqnum: 6 <text:s/>acknum: 0 <text:s/>checksum: 2246 <text:s/>payload: pppppppppppppppppppp</text:p>
      <text:p text:style-name="P5"/>
      <text:p text:style-name="P5">EVENT time: 407.9810480056155 <text:s/>type: 2 <text:s/>entity: 1</text:p>
      <text:p text:style-name="P5">B received corrupted packet - ignoring data</text:p>
      <text:p text:style-name="P5"/>
      <text:p text:style-name="P5">EVENT time: 408.21619312112784 <text:s/>type: 1 <text:s/>entity: 0</text:p>
      <text:p text:style-name="P5"/>
      <text:p text:style-name="P5">EVENT time: 408.63997314371176 <text:s/>type: 2 <text:s/>entity: 0</text:p>
      <text:p text:style-name="P5">A received ACK for packet #1</text:p>
      <text:p text:style-name="P5"/>
      <text:p text:style-name="P5">EVENT time: 410.8658101138339 <text:s/>type: 1 <text:s/>entity: 0</text:p>
      <text:p text:style-name="P5"/>
      <text:p text:style-name="P5">EVENT time: 411.9386577959533 <text:s/>type: 2 <text:s/>entity: 1</text:p>
      <text:p text:style-name="P5">B received a packet out of order - ignoring data. Expecting #2 received #3</text:p>
      <text:p text:style-name="P5"/>
      <text:p text:style-name="P5">EVENT time: 419.302682576983 <text:s/>type: 2 <text:s/>entity: 1</text:p>
      <text:p text:style-name="P5">B received a packet out of order - ignoring data. Expecting #2 received #5</text:p>
      <text:p text:style-name="P5"/>
      <text:p text:style-name="P5">EVENT time: 423.29050569170204 <text:s/>type: 2 <text:s/>entity: 1</text:p>
      <text:p text:style-name="P5">B received a packet out of order - ignoring data. Expecting #2 received #6</text:p>
      <text:p text:style-name="P5"/>
      <text:p text:style-name="P5">EVENT time: 428.63997314371176 <text:s/>type: 0 <text:s/>entity: 0</text:p>
      <text:p text:style-name="P5"/>
      <text:p text:style-name="P5">Timer interrupt! Resending window</text:p>
      <text:p text:style-name="P5">Resending packet to B:seqnum: 2 <text:s/>acknum: 0 <text:s/>checksum: 2162 <text:s/>payload: llllllllllllllllllll</text:p>
      <text:p text:style-name="P5">toLayer3: packet being lost</text:p>
      <text:p text:style-name="P5">Resending packet to B:seqnum: 3 <text:s/>acknum: 0 <text:s/>checksum: 2183 <text:s/>payload: mmmmmmmmmmmmmmmmmmmm</text:p>
      <text:p text:style-name="P5">toLayer3: packet being corrupted</text:p>
      <text:p text:style-name="P5">Resending packet to B:seqnum: 4 <text:s/>acknum: 0 <text:s/>checksum: 2204 <text:s/>payload: nnnnnnnnnnnnnnnnnnnn</text:p>
      <text:p text:style-name="P5">Resending packet to B:seqnum: 5 <text:s/>acknum: 0 <text:s/>checksum: 2225 <text:s/>payload: oooooooooooooooooooo</text:p>
      <text:p text:style-name="P5">Resending packet to B:seqnum: 6 <text:s/>acknum: 0 <text:s/>checksum: 2246 <text:s/>payload: pppppppppppppppppppp</text:p>
      <text:p text:style-name="P5">Sending packet to B:seqnum: 7 <text:s/>acknum: 0 <text:s/>checksum: 2267 <text:s/>payload: qqqqqqqqqqqqqqqqqqqq</text:p>
      <text:p text:style-name="P5">toLayer3: packet being lost</text:p>
      <text:p text:style-name="P5">Sending packet to B:seqnum: 8 <text:s/>acknum: 0 <text:s/>checksum: 2288 <text:s/>payload: rrrrrrrrrrrrrrrrrrrr</text:p>
      <text:p text:style-name="P5">Sending packet to B:seqnum: 0 <text:s/>acknum: 0 <text:s/>checksum: 2300 <text:s/>payload: ssssssssssssssssssss</text:p>
      <text:p text:style-name="P5"/>
      <text:p text:style-name="P5">EVENT time: 429.7579882198552 <text:s/>type: 1 <text:s/>entity: 0</text:p>
      <text:p text:style-name="P5"/>
      <text:p text:style-name="P5">EVENT time: 430.98632770775475 <text:s/>type: 2 <text:s/>entity: 1</text:p>
      <text:p text:style-name="P5">B received a packet out of order - ignoring data. Expecting #2 received #8</text:p>
      <text:p text:style-name="P5"/>
      <text:p text:style-name="P5">EVENT time: 439.0180669576098 <text:s/>type: 2 <text:s/>entity: 1</text:p>
      <text:p text:style-name="P5">B received a packet out of order - ignoring data. Expecting #2 received #0</text:p>
      <text:p text:style-name="P5"/>
      <text:p text:style-name="P5">EVENT time: 441.80913724173695 <text:s/>type: 1 <text:s/>entity: 0</text:p>
      <text:p text:style-name="P5"/>
      <text:p text:style-name="P5">EVENT time: 443.13003936887725 <text:s/>type: 2 <text:s/>entity: 1</text:p>
      <text:p text:style-name="P5"><text:soft-page-break/>Sending ACK for packet #2</text:p>
      <text:p text:style-name="P5"/>
      <text:p text:style-name="P5">EVENT time: 448.63997314371176 <text:s/>type: 0 <text:s/>entity: 0</text:p>
      <text:p text:style-name="P5"/>
      <text:p text:style-name="P5">Timer interrupt! Resending window</text:p>
      <text:p text:style-name="P5">Resending packet to B:seqnum: 2 <text:s/>acknum: 0 <text:s/>checksum: 2162 <text:s/>payload: llllllllllllllllllll</text:p>
      <text:p text:style-name="P5">toLayer3: packet being lost</text:p>
      <text:p text:style-name="P5">Resending packet to B:seqnum: 3 <text:s/>acknum: 0 <text:s/>checksum: 2183 <text:s/>payload: mmmmmmmmmmmmmmmmmmmm</text:p>
      <text:p text:style-name="P5">toLayer3: packet being corrupted</text:p>
      <text:p text:style-name="P5">Resending packet to B:seqnum: 4 <text:s/>acknum: 0 <text:s/>checksum: 2204 <text:s/>payload: nnnnnnnnnnnnnnnnnnnn</text:p>
      <text:p text:style-name="P5">Resending packet to B:seqnum: 5 <text:s/>acknum: 0 <text:s/>checksum: 2225 <text:s/>payload: oooooooooooooooooooo</text:p>
      <text:p text:style-name="P5">toLayer3: packet being lost</text:p>
      <text:p text:style-name="P5">Resending packet to B:seqnum: 6 <text:s/>acknum: 0 <text:s/>checksum: 2246 <text:s/>payload: pppppppppppppppppppp</text:p>
      <text:p text:style-name="P5">toLayer3: packet being corrupted</text:p>
      <text:p text:style-name="P5">Resending packet to B:seqnum: 7 <text:s/>acknum: 0 <text:s/>checksum: 2267 <text:s/>payload: qqqqqqqqqqqqqqqqqqqq</text:p>
      <text:p text:style-name="P5">Resending packet to B:seqnum: 8 <text:s/>acknum: 0 <text:s/>checksum: 2288 <text:s/>payload: rrrrrrrrrrrrrrrrrrrr</text:p>
      <text:p text:style-name="P5">Resending packet to B:seqnum: 0 <text:s/>acknum: 0 <text:s/>checksum: 2300 <text:s/>payload: ssssssssssssssssssss</text:p>
      <text:p text:style-name="P5"/>
      <text:p text:style-name="P5">EVENT time: 449.92495498519855 <text:s/>type: 2 <text:s/>entity: 1</text:p>
      <text:p text:style-name="P5">B received corrupted packet - ignoring data</text:p>
      <text:p text:style-name="P5"/>
      <text:p text:style-name="P5">EVENT time: 450.4720908230842 <text:s/>type: 2 <text:s/>entity: 0</text:p>
      <text:p text:style-name="P5">A received ACK for packet #2</text:p>
      <text:p text:style-name="P5"/>
      <text:p text:style-name="P5">EVENT time: 454.8219244972076 <text:s/>type: 2 <text:s/>entity: 1</text:p>
      <text:p text:style-name="P5">B received corrupted packet - ignoring data</text:p>
      <text:p text:style-name="P5"/>
      <text:p text:style-name="P5">EVENT time: 457.51771599475086 <text:s/>type: 2 <text:s/>entity: 1</text:p>
      <text:p text:style-name="P5">B received a packet out of order - ignoring data. Expecting #3 received #1</text:p>
      <text:p text:style-name="P5"/>
      <text:p text:style-name="P5">EVENT time: 459.6349986266669 <text:s/>type: 1 <text:s/>entity: 0</text:p>
      <text:p text:style-name="P5"/>
      <text:p text:style-name="P5">EVENT time: 465.871639149144 <text:s/>type: 2 <text:s/>entity: 1</text:p>
      <text:p text:style-name="P5">B received a packet out of order - ignoring data. Expecting #3 received #2</text:p>
      <text:p text:style-name="P5"/>
      <text:p text:style-name="P5">EVENT time: 468.31061738944675 <text:s/>type: 2 <text:s/>entity: 1</text:p>
      <text:p text:style-name="P5">B received a packet out of order - ignoring data. Expecting #3 received #4</text:p>
      <text:p text:style-name="P5"/>
      <text:p text:style-name="P5">EVENT time: 468.72524185918746 <text:s/>type: 1 <text:s/>entity: 0</text:p>
      <text:p text:style-name="P5"/>
      <text:p text:style-name="P5">EVENT time: 470.4720908230842 <text:s/>type: 0 <text:s/>entity: 0</text:p>
      <text:p text:style-name="P5"/>
      <text:p text:style-name="P5">Timer interrupt! Resending window</text:p>
      <text:p text:style-name="P5">Resending packet to B:seqnum: 3 <text:s/>acknum: 0 <text:s/>checksum: 2183 <text:s/>payload: mmmmmmmmmmmmmmmmmmmm</text:p>
      <text:p text:style-name="P5">Resending packet to B:seqnum: 4 <text:s/>acknum: 0 <text:s/>checksum: 2204 <text:s/>payload: nnnnnnnnnnnnnnnnnnnn</text:p>
      <text:p text:style-name="P5">toLayer3: packet being lost</text:p>
      <text:p text:style-name="P5">Resending packet to B:seqnum: 5 <text:s/>acknum: 0 <text:s/>checksum: 2225 <text:s/>payload: oooooooooooooooooooo</text:p>
      <text:p text:style-name="P5">toLayer3: packet being lost</text:p>
      <text:p text:style-name="P5">Resending packet to B:seqnum: 6 <text:s/>acknum: 0 <text:s/>checksum: 2246 <text:s/>payload: pppppppppppppppppppp</text:p>
      <text:p text:style-name="P5">Resending packet to B:seqnum: 7 <text:s/>acknum: 0 <text:s/>checksum: 2267 <text:s/>payload: qqqqqqqqqqqqqqqqqqqq</text:p>
      <text:p text:style-name="P5">Resending packet to B:seqnum: 8 <text:s/>acknum: 0 <text:s/>checksum: 2288 <text:s/>payload: rrrrrrrrrrrrrrrrrrrr</text:p>
      <text:p text:style-name="P5">toLayer3: packet being lost</text:p>
      <text:p text:style-name="P5">Resending packet to B:seqnum: 0 <text:s/>acknum: 0 <text:s/>checksum: 2300 <text:s/>payload: ssssssssssssssssssss</text:p>
      <text:p text:style-name="P5">Sending packet to B:seqnum: 1 <text:s/>acknum: 0 <text:s/>checksum: 2321 <text:s/>payload: tttttttttttttttttttt</text:p>
      <text:p text:style-name="P5"/>
      <text:p text:style-name="P5">EVENT time: 471.5840327158422 <text:s/>type: 2 <text:s/>entity: 1</text:p>
      <text:p text:style-name="P5"><text:soft-page-break/>B received corrupted packet - ignoring data</text:p>
      <text:p text:style-name="P5"/>
      <text:p text:style-name="P5">EVENT time: 473.70525223548066 <text:s/>type: 1 <text:s/>entity: 0</text:p>
      <text:p text:style-name="P5"/>
      <text:p text:style-name="P5">EVENT time: 474.56822412793366 <text:s/>type: 2 <text:s/>entity: 1</text:p>
      <text:p text:style-name="P5">B received a packet out of order - ignoring data. Expecting #3 received #8</text:p>
      <text:p text:style-name="P5"/>
      <text:p text:style-name="P5">EVENT time: 480.82039857173385 <text:s/>type: 2 <text:s/>entity: 1</text:p>
      <text:p text:style-name="P5">B received a packet out of order - ignoring data. Expecting #3 received #0</text:p>
      <text:p text:style-name="P5"/>
      <text:p text:style-name="P5">EVENT time: 488.951841792047 <text:s/>type: 2 <text:s/>entity: 1</text:p>
      <text:p text:style-name="P5">B received a packet out of order - ignoring data. Expecting #3 received #2</text:p>
      <text:p text:style-name="P5"/>
      <text:p text:style-name="P5">EVENT time: 490.4720908230842 <text:s/>type: 0 <text:s/>entity: 0</text:p>
      <text:p text:style-name="P5"/>
      <text:p text:style-name="P5">Timer interrupt! Resending window</text:p>
      <text:p text:style-name="P5">toLayer3: packet being lost</text:p>
      <text:p text:style-name="P5">Resending packet to B:seqnum: 3 <text:s/>acknum: 0 <text:s/>checksum: 2183 <text:s/>payload: mmmmmmmmmmmmmmmmmmmm</text:p>
      <text:p text:style-name="P5">toLayer3: packet being corrupted</text:p>
      <text:p text:style-name="P5">Resending packet to B:seqnum: 4 <text:s/>acknum: 0 <text:s/>checksum: 2204 <text:s/>payload: nnnnnnnnnnnnnnnnnnnn</text:p>
      <text:p text:style-name="P5">Resending packet to B:seqnum: 5 <text:s/>acknum: 0 <text:s/>checksum: 2225 <text:s/>payload: oooooooooooooooooooo</text:p>
      <text:p text:style-name="P5">toLayer3: packet being corrupted</text:p>
      <text:p text:style-name="P5">Resending packet to B:seqnum: 6 <text:s/>acknum: 0 <text:s/>checksum: 2246 <text:s/>payload: pppppppppppppppppppp</text:p>
      <text:p text:style-name="P5">toLayer3: packet being lost</text:p>
      <text:p text:style-name="P5">Resending packet to B:seqnum: 7 <text:s/>acknum: 0 <text:s/>checksum: 2267 <text:s/>payload: qqqqqqqqqqqqqqqqqqqq</text:p>
      <text:p text:style-name="P5">Resending packet to B:seqnum: 8 <text:s/>acknum: 0 <text:s/>checksum: 2288 <text:s/>payload: rrrrrrrrrrrrrrrrrrrr</text:p>
      <text:p text:style-name="P5">toLayer3: packet being corrupted</text:p>
      <text:p text:style-name="P5">Resending packet to B:seqnum: 0 <text:s/>acknum: 0 <text:s/>checksum: 2300 <text:s/>payload: ssssssssssssssssssss</text:p>
      <text:p text:style-name="P5">Resending packet to B:seqnum: 1 <text:s/>acknum: 0 <text:s/>checksum: 2321 <text:s/>payload: tttttttttttttttttttt</text:p>
      <text:p text:style-name="P5"/>
      <text:p text:style-name="P5">EVENT time: 492.28186895352013 <text:s/>type: 1 <text:s/>entity: 0</text:p>
      <text:p text:style-name="P5"/>
      <text:p text:style-name="P5">EVENT time: 495.92172002319415 <text:s/>type: 2 <text:s/>entity: 1</text:p>
      <text:p text:style-name="P5">Sending ACK for packet #3</text:p>
      <text:p text:style-name="P5"/>
      <text:p text:style-name="P5">EVENT time: 500.58934293649105 <text:s/>type: 2 <text:s/>entity: 1</text:p>
      <text:p text:style-name="P5">Sending ACK for packet #4</text:p>
      <text:p text:style-name="P5"/>
      <text:p text:style-name="P5">EVENT time: 501.8403881954406 <text:s/>type: 2 <text:s/>entity: 1</text:p>
      <text:p text:style-name="P5">B received corrupted packet - ignoring data</text:p>
      <text:p text:style-name="P5"/>
      <text:p text:style-name="P5">EVENT time: 503.4804834131902 <text:s/>type: 2 <text:s/>entity: 0</text:p>
      <text:p text:style-name="P5">A received ACK for packet #3</text:p>
      <text:p text:style-name="P5"/>
      <text:p text:style-name="P5">EVENT time: 510.59358500930796 <text:s/>type: 1 <text:s/>entity: 0</text:p>
      <text:p text:style-name="P5"/>
      <text:p text:style-name="P5">EVENT time: 511.1449324015016 <text:s/>type: 2 <text:s/>entity: 1</text:p>
      <text:p text:style-name="P5">B received corrupted packet - ignoring data</text:p>
      <text:p text:style-name="P5"/>
      <text:p text:style-name="P5">EVENT time: 511.87533188879064 <text:s/>type: 2 <text:s/>entity: 0</text:p>
      <text:p text:style-name="P5">A received ACK for packet #4</text:p>
      <text:p text:style-name="P5"/>
      <text:p text:style-name="P5">EVENT time: 520.5423139133885 <text:s/>type: 2 <text:s/>entity: 1</text:p>
      <text:p text:style-name="P5">B received a packet out of order - ignoring data. Expecting #5 received #2</text:p>
      <text:p text:style-name="P5"/>
      <text:p text:style-name="P5">EVENT time: 524.6163823358868 <text:s/>type: 2 <text:s/>entity: 1</text:p>
      <text:p text:style-name="P5"><text:soft-page-break/>B received a packet out of order - ignoring data. Expecting #5 received #4</text:p>
      <text:p text:style-name="P5"/>
      <text:p text:style-name="P5">EVENT time: 525.9800408948028 <text:s/>type: 2 <text:s/>entity: 1</text:p>
      <text:p text:style-name="P5">B received corrupted packet - ignoring data</text:p>
      <text:p text:style-name="P5"/>
      <text:p text:style-name="P5">EVENT time: 529.0405896176031 <text:s/>type: 2 <text:s/>entity: 1</text:p>
      <text:p text:style-name="P5">B received corrupted packet - ignoring data</text:p>
      <text:p text:style-name="P5"/>
      <text:p text:style-name="P5">EVENT time: 530.5087435529647 <text:s/>type: 1 <text:s/>entity: 0</text:p>
      <text:p text:style-name="P5"/>
      <text:p text:style-name="P5">EVENT time: 531.8753318887907 <text:s/>type: 0 <text:s/>entity: 0</text:p>
      <text:p text:style-name="P5"/>
      <text:p text:style-name="P5">Timer interrupt! Resending window</text:p>
      <text:p text:style-name="P5">toLayer3: packet being lost</text:p>
      <text:p text:style-name="P5">Resending packet to B:seqnum: 5 <text:s/>acknum: 0 <text:s/>checksum: 2225 <text:s/>payload: oooooooooooooooooooo</text:p>
      <text:p text:style-name="P5">toLayer3: packet being lost</text:p>
      <text:p text:style-name="P5">Resending packet to B:seqnum: 6 <text:s/>acknum: 0 <text:s/>checksum: 2246 <text:s/>payload: pppppppppppppppppppp</text:p>
      <text:p text:style-name="P5">Resending packet to B:seqnum: 7 <text:s/>acknum: 0 <text:s/>checksum: 2267 <text:s/>payload: qqqqqqqqqqqqqqqqqqqq</text:p>
      <text:p text:style-name="P5">toLayer3: packet being lost</text:p>
      <text:p text:style-name="P5">Resending packet to B:seqnum: 8 <text:s/>acknum: 0 <text:s/>checksum: 2288 <text:s/>payload: rrrrrrrrrrrrrrrrrrrr</text:p>
      <text:p text:style-name="P5">toLayer3: packet being lost</text:p>
      <text:p text:style-name="P5">Resending packet to B:seqnum: 0 <text:s/>acknum: 0 <text:s/>checksum: 2300 <text:s/>payload: ssssssssssssssssssss</text:p>
      <text:p text:style-name="P5">Resending packet to B:seqnum: 1 <text:s/>acknum: 0 <text:s/>checksum: 2321 <text:s/>payload: tttttttttttttttttttt</text:p>
      <text:p text:style-name="P5">toLayer3: packet being corrupted</text:p>
      <text:p text:style-name="P5">Sending packet to B:seqnum: 2 <text:s/>acknum: 0 <text:s/>checksum: 2342 <text:s/>payload: uuuuuuuuuuuuuuuuuuuu</text:p>
      <text:p text:style-name="P5">Sending packet to B:seqnum: 3 <text:s/>acknum: 0 <text:s/>checksum: 2363 <text:s/>payload: vvvvvvvvvvvvvvvvvvvv</text:p>
      <text:p text:style-name="P5"/>
      <text:p text:style-name="P5">EVENT time: 535.8937345500046 <text:s/>type: 2 <text:s/>entity: 1</text:p>
      <text:p text:style-name="P5">B received a packet out of order - ignoring data. Expecting #5 received #0</text:p>
      <text:p text:style-name="P5"/>
      <text:p text:style-name="P5">EVENT time: 543.8653218176825 <text:s/>type: 2 <text:s/>entity: 1</text:p>
      <text:p text:style-name="P5">B received a packet out of order - ignoring data. Expecting #5 received #1</text:p>
      <text:p text:style-name="P5"/>
      <text:p text:style-name="P5">EVENT time: 545.3888363292338 <text:s/>type: 2 <text:s/>entity: 1</text:p>
      <text:p text:style-name="P5">B received a packet out of order - ignoring data. Expecting #5 received #2</text:p>
      <text:p text:style-name="P5"/>
      <text:p text:style-name="P5">EVENT time: 546.8959624011961 <text:s/>type: 1 <text:s/>entity: 0</text:p>
      <text:p text:style-name="P5"/>
      <text:p text:style-name="P5">EVENT time: 547.8670918912321 <text:s/>type: 2 <text:s/>entity: 1</text:p>
      <text:p text:style-name="P5">B received a packet out of order - ignoring data. Expecting #5 received #3</text:p>
      <text:p text:style-name="P5"/>
      <text:p text:style-name="P5">EVENT time: 551.8753318887907 <text:s/>type: 0 <text:s/>entity: 0</text:p>
      <text:p text:style-name="P5"/>
      <text:p text:style-name="P5">Timer interrupt! Resending window</text:p>
      <text:p text:style-name="P5">Resending packet to B:seqnum: 5 <text:s/>acknum: 0 <text:s/>checksum: 2225 <text:s/>payload: oooooooooooooooooooo</text:p>
      <text:p text:style-name="P5">Resending packet to B:seqnum: 6 <text:s/>acknum: 0 <text:s/>checksum: 2246 <text:s/>payload: pppppppppppppppppppp</text:p>
      <text:p text:style-name="P5">Resending packet to B:seqnum: 7 <text:s/>acknum: 0 <text:s/>checksum: 2267 <text:s/>payload: qqqqqqqqqqqqqqqqqqqq</text:p>
      <text:p text:style-name="P5">toLayer3: packet being lost</text:p>
      <text:p text:style-name="P5">Resending packet to B:seqnum: 8 <text:s/>acknum: 0 <text:s/>checksum: 2288 <text:s/>payload: rrrrrrrrrrrrrrrrrrrr</text:p>
      <text:p text:style-name="P5">Resending packet to B:seqnum: 0 <text:s/>acknum: 0 <text:s/>checksum: 2300 <text:s/>payload: ssssssssssssssssssss</text:p>
      <text:p text:style-name="P5">Resending packet to B:seqnum: 1 <text:s/>acknum: 0 <text:s/>checksum: 2321 <text:s/>payload: tttttttttttttttttttt</text:p>
      <text:p text:style-name="P5">Resending packet to B:seqnum: 2 <text:s/>acknum: 0 <text:s/>checksum: 2342 <text:s/>payload: uuuuuuuuuuuuuuuuuuuu</text:p>
      <text:p text:style-name="P5">Resending packet to B:seqnum: 3 <text:s/>acknum: 0 <text:s/>checksum: 2363 <text:s/>payload: vvvvvvvvvvvvvvvvvvvv</text:p>
      <text:p text:style-name="P5"/>
      <text:p text:style-name="P5">EVENT time: 556.7689748832668 <text:s/>type: 2 <text:s/>entity: 1</text:p>
      <text:p text:style-name="P5">Sending ACK for packet #5</text:p>
      <text:p text:style-name="P5"><text:soft-page-break/></text:p>
      <text:p text:style-name="P5">EVENT time: 557.9625843073823 <text:s/>type: 1 <text:s/>entity: 0</text:p>
      <text:p text:style-name="P5"/>
      <text:p text:style-name="P5">EVENT time: 562.7341227454451 <text:s/>type: 2 <text:s/>entity: 1</text:p>
      <text:p text:style-name="P5">B received a packet out of order - ignoring data. Expecting #6 received #8</text:p>
      <text:p text:style-name="P5"/>
      <text:p text:style-name="P5">EVENT time: 565.2767113254189 <text:s/>type: 2 <text:s/>entity: 0</text:p>
      <text:p text:style-name="P5">A received ACK for packet #5</text:p>
      <text:p text:style-name="P5"/>
      <text:p text:style-name="P5">EVENT time: 567.6808984649188 <text:s/>type: 1 <text:s/>entity: 0</text:p>
      <text:p text:style-name="P5"/>
      <text:p text:style-name="P5">EVENT time: 568.5067293313394 <text:s/>type: 2 <text:s/>entity: 1</text:p>
      <text:p text:style-name="P5">B received a packet out of order - ignoring data. Expecting #6 received #0</text:p>
      <text:p text:style-name="P5"/>
      <text:p text:style-name="P5">EVENT time: 575.1766716513565 <text:s/>type: 2 <text:s/>entity: 1</text:p>
      <text:p text:style-name="P5">B received corrupted packet - ignoring data</text:p>
      <text:p text:style-name="P5"/>
      <text:p text:style-name="P5">EVENT time: 575.875118259224 <text:s/>type: 1 <text:s/>entity: 0</text:p>
      <text:p text:style-name="P5"/>
      <text:p text:style-name="P5">EVENT time: 577.7735831781976 <text:s/>type: 2 <text:s/>entity: 1</text:p>
      <text:p text:style-name="P5">B received a packet out of order - ignoring data. Expecting #6 received #2</text:p>
      <text:p text:style-name="P5"/>
      <text:p text:style-name="P5">EVENT time: 582.2742393261511 <text:s/>type: 1 <text:s/>entity: 0</text:p>
      <text:p text:style-name="P5"/>
      <text:p text:style-name="P5">EVENT time: 583.5437177648244 <text:s/>type: 2 <text:s/>entity: 1</text:p>
      <text:p text:style-name="P5">B received a packet out of order - ignoring data. Expecting #6 received #4</text:p>
      <text:p text:style-name="P5"/>
      <text:p text:style-name="P5">EVENT time: 585.2767113254189 <text:s/>type: 0 <text:s/>entity: 0</text:p>
      <text:p text:style-name="P5"/>
      <text:p text:style-name="P5">Timer interrupt! Resending window</text:p>
      <text:p text:style-name="P5">toLayer3: packet being lost</text:p>
      <text:p text:style-name="P5">Resending packet to B:seqnum: 6 <text:s/>acknum: 0 <text:s/>checksum: 2246 <text:s/>payload: pppppppppppppppppppp</text:p>
      <text:p text:style-name="P5">toLayer3: packet being lost</text:p>
      <text:p text:style-name="P5">Resending packet to B:seqnum: 7 <text:s/>acknum: 0 <text:s/>checksum: 2267 <text:s/>payload: qqqqqqqqqqqqqqqqqqqq</text:p>
      <text:p text:style-name="P5">Resending packet to B:seqnum: 8 <text:s/>acknum: 0 <text:s/>checksum: 2288 <text:s/>payload: rrrrrrrrrrrrrrrrrrrr</text:p>
      <text:p text:style-name="P5">toLayer3: packet being corrupted</text:p>
      <text:p text:style-name="P5">Resending packet to B:seqnum: 0 <text:s/>acknum: 0 <text:s/>checksum: 2300 <text:s/>payload: ssssssssssssssssssss</text:p>
      <text:p text:style-name="P5">Resending packet to B:seqnum: 1 <text:s/>acknum: 0 <text:s/>checksum: 2321 <text:s/>payload: tttttttttttttttttttt</text:p>
      <text:p text:style-name="P5">toLayer3: packet being corrupted</text:p>
      <text:p text:style-name="P5">Resending packet to B:seqnum: 2 <text:s/>acknum: 0 <text:s/>checksum: 2342 <text:s/>payload: uuuuuuuuuuuuuuuuuuuu</text:p>
      <text:p text:style-name="P5">Resending packet to B:seqnum: 3 <text:s/>acknum: 0 <text:s/>checksum: 2363 <text:s/>payload: vvvvvvvvvvvvvvvvvvvv</text:p>
      <text:p text:style-name="P5">Sending packet to B:seqnum: 4 <text:s/>acknum: 0 <text:s/>checksum: 2384 <text:s/>payload: wwwwwwwwwwwwwwwwwwww</text:p>
      <text:p text:style-name="P5"/>
      <text:p text:style-name="P5">EVENT time: 589.7555467390971 <text:s/>type: 1 <text:s/>entity: 0</text:p>
      <text:p text:style-name="P5"/>
      <text:p text:style-name="P5">EVENT time: 590.5752739036224 <text:s/>type: 1 <text:s/>entity: 0</text:p>
      <text:p text:style-name="P5"/>
      <text:p text:style-name="P5">EVENT time: 591.4243903927731 <text:s/>type: 2 <text:s/>entity: 1</text:p>
      <text:p text:style-name="P5">B received corrupted packet - ignoring data</text:p>
      <text:p text:style-name="P5"/>
      <text:p text:style-name="P5">EVENT time: 593.6543473616748 <text:s/>type: 2 <text:s/>entity: 1</text:p>
      <text:p text:style-name="P5">B received corrupted packet - ignoring data</text:p>
      <text:p text:style-name="P5"/>
      <text:p text:style-name="P5">EVENT time: 597.853114413892 <text:s/>type: 2 <text:s/>entity: 1</text:p>
      <text:p text:style-name="P5">B received a packet out of order - ignoring data. Expecting #6 received #2</text:p>
      <text:p text:style-name="P5"/>
      <text:p text:style-name="P5"><text:soft-page-break/>EVENT time: 603.6817529831842 <text:s/>type: 2 <text:s/>entity: 1</text:p>
      <text:p text:style-name="P5">B received corrupted packet - ignoring data</text:p>
      <text:p text:style-name="P5"/>
      <text:p text:style-name="P5">EVENT time: 605.2767113254189 <text:s/>type: 0 <text:s/>entity: 0</text:p>
      <text:p text:style-name="P5"/>
      <text:p text:style-name="P5">Timer interrupt! Resending window</text:p>
      <text:p text:style-name="P5">toLayer3: packet being lost</text:p>
      <text:p text:style-name="P5">Resending packet to B:seqnum: 6 <text:s/>acknum: 0 <text:s/>checksum: 2246 <text:s/>payload: pppppppppppppppppppp</text:p>
      <text:p text:style-name="P5">Resending packet to B:seqnum: 7 <text:s/>acknum: 0 <text:s/>checksum: 2267 <text:s/>payload: qqqqqqqqqqqqqqqqqqqq</text:p>
      <text:p text:style-name="P5">Resending packet to B:seqnum: 8 <text:s/>acknum: 0 <text:s/>checksum: 2288 <text:s/>payload: rrrrrrrrrrrrrrrrrrrr</text:p>
      <text:p text:style-name="P5">Resending packet to B:seqnum: 0 <text:s/>acknum: 0 <text:s/>checksum: 2300 <text:s/>payload: ssssssssssssssssssss</text:p>
      <text:p text:style-name="P5">Resending packet to B:seqnum: 1 <text:s/>acknum: 0 <text:s/>checksum: 2321 <text:s/>payload: tttttttttttttttttttt</text:p>
      <text:p text:style-name="P5">toLayer3: packet being corrupted</text:p>
      <text:p text:style-name="P5">Resending packet to B:seqnum: 2 <text:s/>acknum: 0 <text:s/>checksum: 2342 <text:s/>payload: uuuuuuuuuuuuuuuuuuuu</text:p>
      <text:p text:style-name="P5">Resending packet to B:seqnum: 3 <text:s/>acknum: 0 <text:s/>checksum: 2363 <text:s/>payload: vvvvvvvvvvvvvvvvvvvv</text:p>
      <text:p text:style-name="P5">Resending packet to B:seqnum: 4 <text:s/>acknum: 0 <text:s/>checksum: 2384 <text:s/>payload: wwwwwwwwwwwwwwwwwwww</text:p>
      <text:p text:style-name="P5"/>
      <text:p text:style-name="P5">EVENT time: 607.5380718405711 <text:s/>type: 1 <text:s/>entity: 0</text:p>
      <text:p text:style-name="P5"/>
      <text:p text:style-name="P5">EVENT time: 608.437269203772 <text:s/>type: 2 <text:s/>entity: 1</text:p>
      <text:p text:style-name="P5">B received a packet out of order - ignoring data. Expecting #6 received #5</text:p>
      <text:p text:style-name="P5"/>
      <text:p text:style-name="P5">EVENT time: 610.7718131046478 <text:s/>type: 1 <text:s/>entity: 0</text:p>
      <text:p text:style-name="P5"/>
      <text:p text:style-name="P5">EVENT time: 615.5120700704977 <text:s/>type: 2 <text:s/>entity: 1</text:p>
      <text:p text:style-name="P5">Sending ACK for packet #6</text:p>
      <text:p text:style-name="P5"/>
      <text:p text:style-name="P5">EVENT time: 619.6240424817651 <text:s/>type: 2 <text:s/>entity: 0</text:p>
      <text:p text:style-name="P5">A received ACK for packet #6</text:p>
      <text:p text:style-name="P5"/>
      <text:p text:style-name="P5">EVENT time: 620.5487228003782 <text:s/>type: 1 <text:s/>entity: 0</text:p>
      <text:p text:style-name="P5"/>
      <text:p text:style-name="P5">EVENT time: 625.4585100863673 <text:s/>type: 2 <text:s/>entity: 1</text:p>
      <text:p text:style-name="P5">Sending ACK for packet #7</text:p>
      <text:p text:style-name="P5">toLayer3: packet being lost</text:p>
      <text:p text:style-name="P5"/>
      <text:p text:style-name="P5">EVENT time: 630.2445142979216 <text:s/>type: 2 <text:s/>entity: 1</text:p>
      <text:p text:style-name="P5">B received a packet out of order - ignoring data. Expecting #8 received #0</text:p>
      <text:p text:style-name="P5"/>
      <text:p text:style-name="P5">EVENT time: 635.9843745231481 <text:s/>type: 1 <text:s/>entity: 0</text:p>
      <text:p text:style-name="P5"/>
      <text:p text:style-name="P5">EVENT time: 638.9560533463545 <text:s/>type: 2 <text:s/>entity: 1</text:p>
      <text:p text:style-name="P5">B received a packet out of order - ignoring data. Expecting #8 received #2</text:p>
      <text:p text:style-name="P5"/>
      <text:p text:style-name="P5">EVENT time: 639.4634846034118 <text:s/>type: 1 <text:s/>entity: 0</text:p>
      <text:p text:style-name="P5"/>
      <text:p text:style-name="P5">EVENT time: 639.6240424817651 <text:s/>type: 0 <text:s/>entity: 0</text:p>
      <text:p text:style-name="P5"/>
      <text:p text:style-name="P5">Timer interrupt! Resending window</text:p>
      <text:p text:style-name="P5">toLayer3: packet being corrupted</text:p>
      <text:p text:style-name="P5">Resending packet to B:seqnum: 7 <text:s/>acknum: 0 <text:s/>checksum: 2267 <text:s/>payload: qqqqqqqqqqqqqqqqqqqq</text:p>
      <text:p text:style-name="P5">Resending packet to B:seqnum: 8 <text:s/>acknum: 0 <text:s/>checksum: 2288 <text:s/>payload: rrrrrrrrrrrrrrrrrrrr</text:p>
      <text:p text:style-name="P5">toLayer3: packet being lost</text:p>
      <text:p text:style-name="P5">Resending packet to B:seqnum: 0 <text:s/>acknum: 0 <text:s/>checksum: 2300 <text:s/>payload: ssssssssssssssssssss</text:p>
      <text:p text:style-name="P5">Resending packet to B:seqnum: 1 <text:s/>acknum: 0 <text:s/>checksum: 2321 <text:s/>payload: tttttttttttttttttttt</text:p>
      <text:p text:style-name="P5">toLayer3: packet being lost</text:p>
      <text:p text:style-name="P5"><text:soft-page-break/>Resending packet to B:seqnum: 2 <text:s/>acknum: 0 <text:s/>checksum: 2342 <text:s/>payload: uuuuuuuuuuuuuuuuuuuu</text:p>
      <text:p text:style-name="P5">Resending packet to B:seqnum: 3 <text:s/>acknum: 0 <text:s/>checksum: 2363 <text:s/>payload: vvvvvvvvvvvvvvvvvvvv</text:p>
      <text:p text:style-name="P5">toLayer3: packet being lost</text:p>
      <text:p text:style-name="P5">Resending packet to B:seqnum: 4 <text:s/>acknum: 0 <text:s/>checksum: 2384 <text:s/>payload: wwwwwwwwwwwwwwwwwwww</text:p>
      <text:p text:style-name="P5">toLayer3: packet being lost</text:p>
      <text:p text:style-name="P5">Sending packet to B:seqnum: 5 <text:s/>acknum: 0 <text:s/>checksum: 2405 <text:s/>payload: xxxxxxxxxxxxxxxxxxxx</text:p>
      <text:p text:style-name="P5"/>
      <text:p text:style-name="P5">EVENT time: 640.6548051393169 <text:s/>type: 2 <text:s/>entity: 1</text:p>
      <text:p text:style-name="P5">B received corrupted packet - ignoring data</text:p>
      <text:p text:style-name="P5"/>
      <text:p text:style-name="P5">EVENT time: 640.6555375835442 <text:s/>type: 1 <text:s/>entity: 0</text:p>
      <text:p text:style-name="P5"/>
      <text:p text:style-name="P5">EVENT time: 641.1444441053496 <text:s/>type: 1 <text:s/>entity: 0</text:p>
      <text:p text:style-name="P5"/>
      <text:p text:style-name="P5">EVENT time: 644.1943723868525 <text:s/>type: 2 <text:s/>entity: 1</text:p>
      <text:p text:style-name="P5">B received a packet out of order - ignoring data. Expecting #8 received #5</text:p>
      <text:p text:style-name="P5"/>
      <text:p text:style-name="P5">EVENT time: 653.3368633075959 <text:s/>type: 2 <text:s/>entity: 1</text:p>
      <text:p text:style-name="P5">B received corrupted packet - ignoring data</text:p>
      <text:p text:style-name="P5"/>
      <text:p text:style-name="P5">EVENT time: 658.0614642780844 <text:s/>type: 1 <text:s/>entity: 0</text:p>
      <text:p text:style-name="P5"/>
      <text:p text:style-name="P5">EVENT time: 659.6240424817651 <text:s/>type: 0 <text:s/>entity: 0</text:p>
      <text:p text:style-name="P5"/>
      <text:p text:style-name="P5">Timer interrupt! Resending window</text:p>
      <text:p text:style-name="P5">Resending packet to B:seqnum: 7 <text:s/>acknum: 0 <text:s/>checksum: 2267 <text:s/>payload: qqqqqqqqqqqqqqqqqqqq</text:p>
      <text:p text:style-name="P5">Resending packet to B:seqnum: 8 <text:s/>acknum: 0 <text:s/>checksum: 2288 <text:s/>payload: rrrrrrrrrrrrrrrrrrrr</text:p>
      <text:p text:style-name="P5">toLayer3: packet being corrupted</text:p>
      <text:p text:style-name="P5">Resending packet to B:seqnum: 0 <text:s/>acknum: 0 <text:s/>checksum: 2300 <text:s/>payload: ssssssssssssssssssss</text:p>
      <text:p text:style-name="P5">Resending packet to B:seqnum: 1 <text:s/>acknum: 0 <text:s/>checksum: 2321 <text:s/>payload: tttttttttttttttttttt</text:p>
      <text:p text:style-name="P5">toLayer3: packet being corrupted</text:p>
      <text:p text:style-name="P5">Resending packet to B:seqnum: 2 <text:s/>acknum: 0 <text:s/>checksum: 2342 <text:s/>payload: uuuuuuuuuuuuuuuuuuuu</text:p>
      <text:p text:style-name="P5">Resending packet to B:seqnum: 3 <text:s/>acknum: 0 <text:s/>checksum: 2363 <text:s/>payload: vvvvvvvvvvvvvvvvvvvv</text:p>
      <text:p text:style-name="P5">toLayer3: packet being lost</text:p>
      <text:p text:style-name="P5">Resending packet to B:seqnum: 4 <text:s/>acknum: 0 <text:s/>checksum: 2384 <text:s/>payload: wwwwwwwwwwwwwwwwwwww</text:p>
      <text:p text:style-name="P5">Resending packet to B:seqnum: 5 <text:s/>acknum: 0 <text:s/>checksum: 2405 <text:s/>payload: xxxxxxxxxxxxxxxxxxxx</text:p>
      <text:p text:style-name="P5"/>
      <text:p text:style-name="P5">EVENT time: 662.6598101748709 <text:s/>type: 2 <text:s/>entity: 1</text:p>
      <text:p text:style-name="P5">Sending ACK for packet #8</text:p>
      <text:p text:style-name="P5">toLayer3: packet being lost</text:p>
      <text:p text:style-name="P5"/>
      <text:p text:style-name="P5">EVENT time: 664.8982818079164 <text:s/>type: 2 <text:s/>entity: 1</text:p>
      <text:p text:style-name="P5">Sending ACK for packet #0</text:p>
      <text:p text:style-name="P5"/>
      <text:p text:style-name="P5">EVENT time: 667.0496841334268 <text:s/>type: 2 <text:s/>entity: 1</text:p>
      <text:p text:style-name="P5">B received a packet out of order - ignoring data. Expecting #1 received #3</text:p>
      <text:p text:style-name="P5"/>
      <text:p text:style-name="P5">EVENT time: 670.2190008239996 <text:s/>type: 2 <text:s/>entity: 1</text:p>
      <text:p text:style-name="P5">B received a packet out of order - ignoring data. Expecting #1 received #4</text:p>
      <text:p text:style-name="P5"/>
      <text:p text:style-name="P5">EVENT time: 672.4275337992491 <text:s/>type: 2 <text:s/>entity: 1</text:p>
      <text:p text:style-name="P5">B received a packet out of order - ignoring data. Expecting #1 received #7</text:p>
      <text:p text:style-name="P5"/>
      <text:p text:style-name="P5">EVENT time: 674.0141300698873 <text:s/>type: 2 <text:s/>entity: 0</text:p>
      <text:p text:style-name="P5">A received ACK for packet #0</text:p>
      <text:p text:style-name="P5"/>
      <text:p text:style-name="P5"><text:soft-page-break/>EVENT time: 677.9241309854424 <text:s/>type: 1 <text:s/>entity: 0</text:p>
      <text:p text:style-name="P5"/>
      <text:p text:style-name="P5">EVENT time: 679.9511398663287 <text:s/>type: 2 <text:s/>entity: 1</text:p>
      <text:p text:style-name="P5">B received a packet out of order - ignoring data. Expecting #1 received #8</text:p>
      <text:p text:style-name="P5"/>
      <text:p text:style-name="P5">EVENT time: 689.4152653584397 <text:s/>type: 2 <text:s/>entity: 1</text:p>
      <text:p text:style-name="P5">Sending ACK for packet #1</text:p>
      <text:p text:style-name="P5"/>
      <text:p text:style-name="P5">EVENT time: 693.7553025910212 <text:s/>type: 1 <text:s/>entity: 0</text:p>
      <text:p text:style-name="P5"/>
      <text:p text:style-name="P5">EVENT time: 694.0141300698873 <text:s/>type: 0 <text:s/>entity: 0</text:p>
      <text:p text:style-name="P5"/>
      <text:p text:style-name="P5">Timer interrupt! Resending window</text:p>
      <text:p text:style-name="P5">Resending packet to B:seqnum: 1 <text:s/>acknum: 0 <text:s/>checksum: 2321 <text:s/>payload: tttttttttttttttttttt</text:p>
      <text:p text:style-name="P5">Resending packet to B:seqnum: 2 <text:s/>acknum: 0 <text:s/>checksum: 2342 <text:s/>payload: uuuuuuuuuuuuuuuuuuuu</text:p>
      <text:p text:style-name="P5">Resending packet to B:seqnum: 3 <text:s/>acknum: 0 <text:s/>checksum: 2363 <text:s/>payload: vvvvvvvvvvvvvvvvvvvv</text:p>
      <text:p text:style-name="P5">Resending packet to B:seqnum: 4 <text:s/>acknum: 0 <text:s/>checksum: 2384 <text:s/>payload: wwwwwwwwwwwwwwwwwwww</text:p>
      <text:p text:style-name="P5">Resending packet to B:seqnum: 5 <text:s/>acknum: 0 <text:s/>checksum: 2405 <text:s/>payload: xxxxxxxxxxxxxxxxxxxx</text:p>
      <text:p text:style-name="P5">Sending packet to B:seqnum: 6 <text:s/>acknum: 0 <text:s/>checksum: 2426 <text:s/>payload: yyyyyyyyyyyyyyyyyyyy</text:p>
      <text:p text:style-name="P5">toLayer3: packet being lost</text:p>
      <text:p text:style-name="P5">Sending packet to B:seqnum: 7 <text:s/>acknum: 0 <text:s/>checksum: 2447 <text:s/>payload: zzzzzzzzzzzzzzzzzzzz</text:p>
      <text:p text:style-name="P5">toLayer3: packet being corrupted</text:p>
      <text:p text:style-name="P5">Sending packet to B:seqnum: 8 <text:s/>acknum: 0 <text:s/>checksum: 1948 <text:s/>payload: aaaaaaaaaaaaaaaaaaaa</text:p>
      <text:p text:style-name="P5"/>
      <text:p text:style-name="P5">EVENT time: 694.2605975524153 <text:s/>type: 2 <text:s/>entity: 0</text:p>
      <text:p text:style-name="P5">A received ACK for packet #1</text:p>
      <text:p text:style-name="P5"/>
      <text:p text:style-name="P5">EVENT time: 696.5938901944027 <text:s/>type: 2 <text:s/>entity: 1</text:p>
      <text:p text:style-name="P5">B received corrupted packet - ignoring data</text:p>
      <text:p text:style-name="P5"/>
      <text:p text:style-name="P5">EVENT time: 701.2612384411143 <text:s/>type: 2 <text:s/>entity: 1</text:p>
      <text:p text:style-name="P5">B received a packet out of order - ignoring data. Expecting #2 received #5</text:p>
      <text:p text:style-name="P5"/>
      <text:p text:style-name="P5">EVENT time: 706.5276345103302 <text:s/>type: 2 <text:s/>entity: 1</text:p>
      <text:p text:style-name="P5">B received corrupted packet - ignoring data</text:p>
      <text:p text:style-name="P5"/>
      <text:p text:style-name="P5">EVENT time: 709.8007751701405 <text:s/>type: 2 <text:s/>entity: 1</text:p>
      <text:p text:style-name="P5">B received a packet out of order - ignoring data. Expecting #2 received #8</text:p>
      <text:p text:style-name="P5"/>
      <text:p text:style-name="P5">EVENT time: 711.638538773766 <text:s/>type: 1 <text:s/>entity: 0</text:p>
      <text:p text:style-name="P5"/>
      <text:p text:style-name="P5">EVENT time: 714.2605975524153 <text:s/>type: 0 <text:s/>entity: 0</text:p>
      <text:p text:style-name="P5"/>
      <text:p text:style-name="P5">Timer interrupt! Resending window</text:p>
      <text:p text:style-name="P5">Resending packet to B:seqnum: 2 <text:s/>acknum: 0 <text:s/>checksum: 2342 <text:s/>payload: uuuuuuuuuuuuuuuuuuuu</text:p>
      <text:p text:style-name="P5">toLayer3: packet being corrupted</text:p>
      <text:p text:style-name="P5">Resending packet to B:seqnum: 3 <text:s/>acknum: 0 <text:s/>checksum: 2363 <text:s/>payload: vvvvvvvvvvvvvvvvvvvv</text:p>
      <text:p text:style-name="P5">Resending packet to B:seqnum: 4 <text:s/>acknum: 0 <text:s/>checksum: 2384 <text:s/>payload: wwwwwwwwwwwwwwwwwwww</text:p>
      <text:p text:style-name="P5">toLayer3: packet being lost</text:p>
      <text:p text:style-name="P5">Resending packet to B:seqnum: 5 <text:s/>acknum: 0 <text:s/>checksum: 2405 <text:s/>payload: xxxxxxxxxxxxxxxxxxxx</text:p>
      <text:p text:style-name="P5">Resending packet to B:seqnum: 6 <text:s/>acknum: 0 <text:s/>checksum: 2426 <text:s/>payload: yyyyyyyyyyyyyyyyyyyy</text:p>
      <text:p text:style-name="P5">Resending packet to B:seqnum: 7 <text:s/>acknum: 0 <text:s/>checksum: 2447 <text:s/>payload: zzzzzzzzzzzzzzzzzzzz</text:p>
      <text:p text:style-name="P5">Resending packet to B:seqnum: 8 <text:s/>acknum: 0 <text:s/>checksum: 1948 <text:s/>payload: aaaaaaaaaaaaaaaaaaaa</text:p>
      <text:p text:style-name="P5">toLayer3: packet being lost</text:p>
      <text:p text:style-name="P5">Sending packet to B:seqnum: 0 <text:s/>acknum: 0 <text:s/>checksum: 1960 <text:s/>payload: bbbbbbbbbbbbbbbbbbbb</text:p>
      <text:p text:style-name="P5"/>
      <text:p text:style-name="P5"><text:soft-page-break/>EVENT time: 718.9493087557602 <text:s/>type: 2 <text:s/>entity: 1</text:p>
      <text:p text:style-name="P5">B received corrupted packet - ignoring data</text:p>
      <text:p text:style-name="P5"/>
      <text:p text:style-name="P5">EVENT time: 720.8669698171939 <text:s/>type: 2 <text:s/>entity: 1</text:p>
      <text:p text:style-name="P5">B received a packet out of order - ignoring data. Expecting #2 received #1</text:p>
      <text:p text:style-name="P5"/>
      <text:p text:style-name="P5">EVENT time: 722.344889675588 <text:s/>type: 2 <text:s/>entity: 1</text:p>
      <text:p text:style-name="P5">B received a packet out of order - ignoring data. Expecting #2 received #7</text:p>
      <text:p text:style-name="P5"/>
      <text:p text:style-name="P5">EVENT time: 725.493057039094 <text:s/>type: 2 <text:s/>entity: 1</text:p>
      <text:p text:style-name="P5">B received a packet out of order - ignoring data. Expecting #2 received #1</text:p>
      <text:p text:style-name="P5"/>
      <text:p text:style-name="P5">EVENT time: 726.7378765221104 <text:s/>type: 1 <text:s/>entity: 0</text:p>
      <text:p text:style-name="P5"/>
      <text:p text:style-name="P5">EVENT time: 728.2503738517408 <text:s/>type: 2 <text:s/>entity: 1</text:p>
      <text:p text:style-name="P5">B received corrupted packet - ignoring data</text:p>
      <text:p text:style-name="P5"/>
      <text:p text:style-name="P5">EVENT time: 728.7020477919855 <text:s/>type: 1 <text:s/>entity: 0</text:p>
      <text:p text:style-name="P5"/>
      <text:p text:style-name="P5">EVENT time: 733.7246925260168 <text:s/>type: 2 <text:s/>entity: 1</text:p>
      <text:p text:style-name="P5">B received a packet out of order - ignoring data. Expecting #2 received #3</text:p>
      <text:p text:style-name="P5"/>
      <text:p text:style-name="P5">EVENT time: 734.2605975524153 <text:s/>type: 0 <text:s/>entity: 0</text:p>
      <text:p text:style-name="P5"/>
      <text:p text:style-name="P5">Timer interrupt! Resending window</text:p>
      <text:p text:style-name="P5">Resending packet to B:seqnum: 2 <text:s/>acknum: 0 <text:s/>checksum: 2342 <text:s/>payload: uuuuuuuuuuuuuuuuuuuu</text:p>
      <text:p text:style-name="P5">toLayer3: packet being corrupted</text:p>
      <text:p text:style-name="P5">Resending packet to B:seqnum: 3 <text:s/>acknum: 0 <text:s/>checksum: 2363 <text:s/>payload: vvvvvvvvvvvvvvvvvvvv</text:p>
      <text:p text:style-name="P5">Resending packet to B:seqnum: 4 <text:s/>acknum: 0 <text:s/>checksum: 2384 <text:s/>payload: wwwwwwwwwwwwwwwwwwww</text:p>
      <text:p text:style-name="P5">Resending packet to B:seqnum: 5 <text:s/>acknum: 0 <text:s/>checksum: 2405 <text:s/>payload: xxxxxxxxxxxxxxxxxxxx</text:p>
      <text:p text:style-name="P5">toLayer3: packet being lost</text:p>
      <text:p text:style-name="P5">Resending packet to B:seqnum: 6 <text:s/>acknum: 0 <text:s/>checksum: 2426 <text:s/>payload: yyyyyyyyyyyyyyyyyyyy</text:p>
      <text:p text:style-name="P5">toLayer3: packet being corrupted</text:p>
      <text:p text:style-name="P5">Resending packet to B:seqnum: 7 <text:s/>acknum: 0 <text:s/>checksum: 2447 <text:s/>payload: zzzzzzzzzzzzzzzzzzzz</text:p>
      <text:p text:style-name="P5">toLayer3: packet being corrupted</text:p>
      <text:p text:style-name="P5">Resending packet to B:seqnum: 8 <text:s/>acknum: 0 <text:s/>checksum: 1948 <text:s/>payload: aaaaaaaaaaaaaaaaaaaa</text:p>
      <text:p text:style-name="P5">Resending packet to B:seqnum: 0 <text:s/>acknum: 0 <text:s/>checksum: 1960 <text:s/>payload: bbbbbbbbbbbbbbbbbbbb</text:p>
      <text:p text:style-name="P5"/>
      <text:p text:style-name="P5">EVENT time: 740.5940427869501 <text:s/>type: 2 <text:s/>entity: 1</text:p>
      <text:p text:style-name="P5">B received a packet out of order - ignoring data. Expecting #2 received #5</text:p>
      <text:p text:style-name="P5"/>
      <text:p text:style-name="P5">EVENT time: 741.8887600329598 <text:s/>type: 2 <text:s/>entity: 1</text:p>
      <text:p text:style-name="P5">B received a packet out of order - ignoring data. Expecting #2 received #6</text:p>
      <text:p text:style-name="P5"/>
      <text:p text:style-name="P5">EVENT time: 746.2367625965144 <text:s/>type: 1 <text:s/>entity: 0</text:p>
      <text:p text:style-name="P5"/>
      <text:p text:style-name="P5">EVENT time: 748.2450331125826 <text:s/>type: 2 <text:s/>entity: 1</text:p>
      <text:p text:style-name="P5">B received a packet out of order - ignoring data. Expecting #2 received #7</text:p>
      <text:p text:style-name="P5"/>
      <text:p text:style-name="P5">EVENT time: 754.2605975524153 <text:s/>type: 0 <text:s/>entity: 0</text:p>
      <text:p text:style-name="P5"/>
      <text:p text:style-name="P5">Timer interrupt! Resending window</text:p>
      <text:p text:style-name="P5">Resending packet to B:seqnum: 2 <text:s/>acknum: 0 <text:s/>checksum: 2342 <text:s/>payload: uuuuuuuuuuuuuuuuuuuu</text:p>
      <text:p text:style-name="P5">Resending packet to B:seqnum: 3 <text:s/>acknum: 0 <text:s/>checksum: 2363 <text:s/>payload: vvvvvvvvvvvvvvvvvvvv</text:p>
      <text:p text:style-name="P5">toLayer3: packet being corrupted</text:p>
      <text:p text:style-name="P5">Resending packet to B:seqnum: 4 <text:s/>acknum: 0 <text:s/>checksum: 2384 <text:s/>payload: wwwwwwwwwwwwwwwwwwww</text:p>
      <text:p text:style-name="P5"><text:soft-page-break/>Resending packet to B:seqnum: 5 <text:s/>acknum: 0 <text:s/>checksum: 2405 <text:s/>payload: xxxxxxxxxxxxxxxxxxxx</text:p>
      <text:p text:style-name="P5">toLayer3: packet being corrupted</text:p>
      <text:p text:style-name="P5">Resending packet to B:seqnum: 6 <text:s/>acknum: 0 <text:s/>checksum: 2426 <text:s/>payload: yyyyyyyyyyyyyyyyyyyy</text:p>
      <text:p text:style-name="P5">toLayer3: packet being corrupted</text:p>
      <text:p text:style-name="P5">Resending packet to B:seqnum: 7 <text:s/>acknum: 0 <text:s/>checksum: 2447 <text:s/>payload: zzzzzzzzzzzzzzzzzzzz</text:p>
      <text:p text:style-name="P5">Resending packet to B:seqnum: 8 <text:s/>acknum: 0 <text:s/>checksum: 1948 <text:s/>payload: aaaaaaaaaaaaaaaaaaaa</text:p>
      <text:p text:style-name="P5">Resending packet to B:seqnum: 0 <text:s/>acknum: 0 <text:s/>checksum: 1960 <text:s/>payload: bbbbbbbbbbbbbbbbbbbb</text:p>
      <text:p text:style-name="P5"/>
      <text:p text:style-name="P5">EVENT time: 757.1216467787712 <text:s/>type: 2 <text:s/>entity: 1</text:p>
      <text:p text:style-name="P5">B received a packet out of order - ignoring data. Expecting #2 received #0</text:p>
      <text:p text:style-name="P5"/>
      <text:p text:style-name="P5">EVENT time: 760.4857020783103 <text:s/>type: 2 <text:s/>entity: 1</text:p>
      <text:p text:style-name="P5">B received a packet out of order - ignoring data. Expecting #2 received #1</text:p>
      <text:p text:style-name="P5"/>
      <text:p text:style-name="P5">EVENT time: 762.1188085573898 <text:s/>type: 2 <text:s/>entity: 1</text:p>
      <text:p text:style-name="P5">Sending ACK for packet #2</text:p>
      <text:p text:style-name="P5">toLayer3: packet being lost</text:p>
      <text:p text:style-name="P5"/>
      <text:p text:style-name="P5">EVENT time: 762.7600939970088 <text:s/>type: 1 <text:s/>entity: 0</text:p>
      <text:p text:style-name="P5"/>
      <text:p text:style-name="P5">EVENT time: 767.8505813776051 <text:s/>type: 1 <text:s/>entity: 0</text:p>
      <text:p text:style-name="P5">Simulator terminated at time 767.8505813776051</text:p>
      <text:p text:style-name="P5"/>
      <text:p text:style-name="P7">=+=+=+=+=+=+=+=+=+=+=+=+=+=+=+=+=+=+=+=+=+=+=+=+=+=+</text:p>
      <text:p text:style-name="P7">Seed #2233</text:p>
      <text:p text:style-name="P7">Window Size: 8</text:p>
      <text:p text:style-name="P8"/>
      <text:p text:style-name="P7">Total packets sent = 242</text:p>
      <text:p text:style-name="P7">Number of original data packets sent: 28</text:p>
      <text:p text:style-name="P7">Number of ACK packets sent: 21</text:p>
      <text:p text:style-name="P7">Total number of packets delivered to Layer 5: 21</text:p>
      <text:p text:style-name="P7">Number of retransmissions: 214</text:p>
      <text:p text:style-name="P7">Number of packets lost: 57</text:p>
      <text:p text:style-name="P7">Probability of Packet loss: 0.23553719008264462</text:p>
      <text:p text:style-name="P7">Number of packets corrupted: 46<text:tab/><text:tab/><text:tab/><text:tab/><text:tab/><text:tab/><text:span text:style-name="T14">Output at Layer 5(B-side):</text:span></text:p>
      <text:p text:style-name="P7">Probability of Packet corruption: 0.19008264462809918<text:tab/><text:tab/><text:tab/><text:span text:style-name="T15">aaaaaaaaaaaaaaaaaaaa</text:span></text:p>
      <text:p text:style-name="P6"><text:span text:style-name="T8">Average RTT for packets: 396.86413159581286 ms</text:span><text:span text:style-name="T11"><text:tab/><text:tab/><text:tab/><text:tab/></text:span><text:span text:style-name="T13">bbbbbbbbbbbbbbbbbbbb</text:span></text:p>
      <text:p text:style-name="P2">cccccccccccccccccccc</text:p>
      <text:p text:style-name="P2">dddddddddddddddddddd</text:p>
      <text:p text:style-name="P2">eeeeeeeeeeeeeeeeeeee</text:p>
      <text:p text:style-name="P2">ffffffffffffffffffff</text:p>
      <text:p text:style-name="P2">gggggggggggggggggggg</text:p>
      <text:p text:style-name="P2">hhhhhhhhhhhhhhhhhhhh</text:p>
      <text:p text:style-name="P2">iiiiiiiiiiiiiiiiiiii</text:p>
      <text:p text:style-name="P2">jjjjjjjjjjjjjjjjjjjj</text:p>
      <text:p text:style-name="P2">kkkkkkkkkkkkkkkkkkkk</text:p>
      <text:p text:style-name="P2">llllllllllllllllllll</text:p>
      <text:p text:style-name="P2">mmmmmmmmmmmmmmmmmmmm</text:p>
      <text:p text:style-name="P2">nnnnnnnnnnnnnnnnnnnn</text:p>
      <text:p text:style-name="P2">oooooooooooooooooooo</text:p>
      <text:p text:style-name="P2">pppppppppppppppppppp</text:p>
      <text:p text:style-name="P2">qqqqqqqqqqqqqqqqqqqq</text:p>
      <text:p text:style-name="P2">rrrrrrrrrrrrrrrrrrrr</text:p>
      <text:p text:style-name="P2">ssssssssssssssssssss</text:p>
      <text:p text:style-name="P2">tttttttttttttttttttt</text:p>
      <text:p text:style-name="P2">uuuuuuuuuuuuuuuuuuu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m Duffy</meta:initial-creator>
    <meta:creation-date>2011-11-08T12:37:52</meta:creation-date>
    <dc:date>2011-11-08T22:55:26</dc:date>
    <dc:creator>Tim Duffy</dc:creator>
    <meta:editing-duration>PT7H7M59S</meta:editing-duration>
    <meta:editing-cycles>7</meta:editing-cycles>
    <meta:generator>OpenOffice.org/3.3$Unix OpenOffice.org_project/330m20$Build-9567</meta:generator>
    <meta:document-statistic meta:table-count="0" meta:image-count="0" meta:object-count="0" meta:page-count="20" meta:paragraph-count="829" meta:word-count="6797" meta:character-count="48315"/>
  </office:meta>
</office:document-meta>
</file>